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text-properties fo:color="#ff0000"/>
    </style:style>
    <style:style style:name="P8" style:family="paragraph" style:parent-style-name="Text_20_body">
      <style:text-properties fo:font-size="12pt" style:font-size-asian="12pt" style:font-size-complex="12pt"/>
    </style:style>
    <style:style style:name="P9" style:family="paragraph" style:parent-style-name="Text_20_body">
      <style:text-properties fo:font-weight="bold"/>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style:use-window-font-color="true"/>
    </style:style>
    <style:style style:name="P12" style:family="paragraph" style:parent-style-name="Text_20_body">
      <style:text-properties fo:font-weight="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style:font-name="Liberation Serif"/>
    </style:style>
    <style:style style:name="P15" style:family="paragraph" style:parent-style-name="Code">
      <style:text-properties style:use-window-font-color="true"/>
    </style:style>
    <style:style style:name="P16" style:family="paragraph" style:parent-style-name="Code">
      <style:text-properties fo:font-size="10pt" style:font-size-asian="10pt" style:font-size-complex="10pt"/>
    </style:style>
    <style:style style:name="P17" style:family="paragraph" style:parent-style-name="Code">
      <style:text-properties fo:font-size="10pt" fo:font-weight="normal" style:font-size-asian="10pt" style:font-size-complex="10pt"/>
    </style:style>
    <style:style style:name="P18" style:family="paragraph" style:parent-style-name="Code">
      <style:text-properties style:font-name="Courier New" fo:font-size="10pt" style:font-size-asian="10pt" style:font-size-complex="10pt"/>
    </style:style>
    <style:style style:name="P19" style:family="paragraph" style:parent-style-name="Code">
      <style:text-properties style:font-name="Times New Roman" fo:font-size="12pt" style:font-size-asian="12pt" style:font-size-complex="12pt"/>
    </style:style>
    <style:style style:name="P20" style:family="paragraph" style:parent-style-name="Code">
      <style:text-properties style:font-name="Times New Roman" fo:font-size="12pt" fo:font-weight="normal" style:font-size-asian="12pt" style:font-weight-asian="normal" style:font-size-complex="12pt" style:font-weight-complex="normal"/>
    </style:style>
    <style:style style:name="P21" style:family="paragraph" style:parent-style-name="Code">
      <style:text-properties fo:color="#ff0000"/>
    </style:style>
    <style:style style:name="P22" style:family="paragraph" style:parent-style-name="Standard">
      <style:text-properties fo:font-weight="bold"/>
    </style:style>
    <style:style style:name="P23" style:family="paragraph" style:parent-style-name="Standard">
      <style:text-properties fo:font-weight="bold" style:font-weight-asian="bold" style:font-weight-complex="bold"/>
    </style:style>
    <style:style style:name="P24"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5" style:family="paragraph" style:parent-style-name="Standard">
      <style:text-properties fo:font-size="12pt" fo:font-weight="normal" style:font-size-asian="12pt" style:font-weight-asian="normal" style:font-size-complex="12pt" style:font-weight-complex="normal"/>
    </style:style>
    <style:style style:name="P26" style:family="paragraph" style:parent-style-name="Standard">
      <style:text-properties fo:font-size="14pt" fo:font-weight="bold" style:font-size-asian="14pt" style:font-weight-asian="bold" style:font-size-complex="14pt" style:font-weight-complex="bold"/>
    </style:style>
    <style:style style:name="P27" style:family="paragraph" style:parent-style-name="Standard">
      <style:text-properties style:font-name="Courier New" fo:font-size="10pt" fo:font-weight="normal" style:font-size-asian="10pt" style:font-weight-asian="normal" style:font-size-complex="10pt" style:font-weight-complex="normal"/>
    </style:style>
    <style:style style:name="P28" style:family="paragraph" style:parent-style-name="Standard">
      <style:text-properties style:use-window-font-color="true"/>
    </style:style>
    <style:style style:name="P29" style:family="paragraph" style:parent-style-name="Text_20_body_20_indent">
      <style:text-properties fo:color="#ff0000"/>
    </style:style>
    <style:style style:name="P30" style:family="paragraph" style:parent-style-name="Text_20_body_20_indent">
      <style:text-properties fo:font-weight="bold"/>
    </style:style>
    <style:style style:name="P31" style:family="paragraph" style:parent-style-name="Text_20_body_20_indent">
      <style:text-properties style:use-window-font-color="true"/>
    </style:style>
    <style:style style:name="P32" style:family="paragraph" style:parent-style-name="Code_20_Indented">
      <style:text-properties style:font-name="Courier New"/>
    </style:style>
    <style:style style:name="P33" style:family="paragraph" style:parent-style-name="Code_20_Indented">
      <style:paragraph-properties>
        <style:tab-stops>
          <style:tab-stop style:position="4.2874in"/>
        </style:tab-stops>
      </style:paragraph-properties>
    </style:style>
    <style:style style:name="P34" style:family="paragraph" style:parent-style-name="Code_20_Indented">
      <style:text-properties fo:font-size="12pt" style:font-size-asian="12pt" style:font-size-complex="12pt"/>
    </style:style>
    <style:style style:name="P35" style:family="paragraph" style:parent-style-name="Body_20_Text_20_Indent_20_3">
      <style:text-properties fo:font-size="10pt" style:font-size-asian="10pt" style:font-size-complex="10pt"/>
    </style:style>
    <style:style style:name="P36" style:family="paragraph" style:parent-style-name="List_20_Number">
      <style:text-properties fo:color="#ff0000"/>
    </style:style>
    <style:style style:name="P37" style:family="paragraph" style:parent-style-name="Standard">
      <style:paragraph-properties fo:margin-left="-0.011in" fo:margin-right="0in" fo:text-indent="0in" style:auto-text-indent="false"/>
    </style:style>
    <style:style style:name="P38" style:family="paragraph" style:parent-style-name="Code">
      <style:paragraph-properties fo:margin-left="0.6492in" fo:margin-right="0in" fo:text-indent="-0.2201in" style:auto-text-indent="false"/>
    </style:style>
    <style:style style:name="P39" style:family="paragraph" style:parent-style-name="Code_20_Indented">
      <style:paragraph-properties fo:margin-left="0.25in" fo:margin-right="0in" fo:text-indent="0in" style:auto-text-indent="false"/>
    </style:style>
    <style:style style:name="P40" style:family="paragraph" style:parent-style-name="Heading_20_2">
      <style:paragraph-properties fo:margin-top="0.1665in" fo:margin-bottom="0.0417in" fo:orphans="2" fo:widows="2" fo:keep-with-next="always" style:writing-mode="lr-tb"/>
    </style:style>
    <style:style style:name="P41"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42" style:family="paragraph" style:parent-style-name="Standard" style:list-style-name="L2">
      <style:text-properties fo:font-weight="normal" style:font-weight-asian="normal" style:font-weight-complex="normal"/>
    </style:style>
    <style:style style:name="P43" style:family="paragraph" style:parent-style-name="Standard" style:list-style-name="L3"/>
    <style:style style:name="P44" style:family="paragraph" style:parent-style-name="Standard" style:list-style-name="L4"/>
    <style:style style:name="P45" style:family="paragraph" style:parent-style-name="Standard" style:list-style-name="L4"/>
    <style:style style:name="P46" style:family="paragraph" style:parent-style-name="Standard" style:list-style-name="L4"/>
    <style:style style:name="P47" style:family="paragraph" style:parent-style-name="Standard" style:list-style-name="L4"/>
    <style:style style:name="P48" style:family="paragraph" style:parent-style-name="Standard" style:list-style-name="L4"/>
    <style:style style:name="P49" style:family="paragraph" style:parent-style-name="Standard" style:list-style-name="L5"/>
    <style:style style:name="P50" style:family="paragraph" style:parent-style-name="Standard" style:list-style-name="L5"/>
    <style:style style:name="P51" style:family="paragraph" style:parent-style-name="Standard" style:list-style-name="L5"/>
    <style:style style:name="P52" style:family="paragraph" style:parent-style-name="Standard" style:list-style-name="L6"/>
    <style:style style:name="P53" style:family="paragraph" style:parent-style-name="Standard" style:list-style-name="L9"/>
    <style:style style:name="P54" style:family="paragraph" style:parent-style-name="Standard" style:list-style-name="L9"/>
    <style:style style:name="P55" style:family="paragraph" style:parent-style-name="Standard" style:list-style-name="L9"/>
    <style:style style:name="P56" style:family="paragraph" style:parent-style-name="Standard" style:list-style-name="L9"/>
    <style:style style:name="P57" style:family="paragraph" style:parent-style-name="Standard" style:list-style-name="L9"/>
    <style:style style:name="P58" style:family="paragraph" style:parent-style-name="Standard" style:list-style-name="L1"/>
    <style:style style:name="P59" style:family="paragraph" style:parent-style-name="Standard" style:list-style-name="L10"/>
    <style:style style:name="P60" style:family="paragraph" style:parent-style-name="Contents_20_2">
      <style:paragraph-properties>
        <style:tab-stops>
          <style:tab-stop style:position="6.7335in" style:type="right" style:leader-style="dotted" style:leader-text="."/>
        </style:tab-stops>
      </style:paragraph-properties>
    </style:style>
    <style:style style:name="P61" style:family="paragraph" style:parent-style-name="Contents_20_1">
      <style:paragraph-properties>
        <style:tab-stops>
          <style:tab-stop style:position="6.9in" style:type="right" style:leader-style="dotted" style:leader-text="."/>
        </style:tab-stops>
      </style:paragraph-properties>
    </style:style>
    <style:style style:name="P62" style:family="paragraph" style:parent-style-name="List_20_Bullet">
      <style:text-properties fo:font-size="12pt" style:font-size-asian="12pt" style:font-size-complex="12pt"/>
    </style:style>
    <style:style style:name="P63" style:family="paragraph" style:parent-style-name="Heading_20_3" style:list-style-name="L1"/>
    <style:style style:name="P64" style:family="paragraph" style:parent-style-name="Heading_20_3" style:list-style-name="L1"/>
    <style:style style:name="P65" style:family="paragraph" style:parent-style-name="Heading_20_3" style:list-style-name="L1"/>
    <style:style style:name="P66" style:family="paragraph" style:parent-style-name="Heading_20_3" style:list-style-name="L1"/>
    <style:style style:name="P67" style:family="paragraph" style:parent-style-name="Heading_20_3" style:list-style-name="L1"/>
    <style:style style:name="P68" style:family="paragraph" style:parent-style-name="Heading_20_3" style:list-style-name="L1"/>
    <style:style style:name="P69" style:family="paragraph" style:parent-style-name="Heading_20_3" style:list-style-name="L1"/>
    <style:style style:name="P70" style:family="paragraph" style:parent-style-name="Heading_20_3" style:list-style-name="L1"/>
    <style:style style:name="P71" style:family="paragraph" style:parent-style-name="Heading_20_3" style:list-style-name="L1"/>
    <style:style style:name="P72" style:family="paragraph" style:parent-style-name="Heading_20_3" style:list-style-name="L1"/>
    <style:style style:name="P73" style:family="paragraph" style:parent-style-name="Heading_20_3" style:list-style-name="L1"/>
    <style:style style:name="P74" style:family="paragraph" style:parent-style-name="Heading_20_3" style:list-style-name="L1"/>
    <style:style style:name="P75" style:family="paragraph" style:parent-style-name="Heading_20_3" style:list-style-name="L1"/>
    <style:style style:name="P76" style:family="paragraph" style:parent-style-name="Heading_20_3" style:list-style-name="L1"/>
    <style:style style:name="P77" style:family="paragraph" style:parent-style-name="Heading_20_3" style:list-style-name="L1"/>
    <style:style style:name="P78" style:family="paragraph" style:parent-style-name="Heading_20_3" style:list-style-name="L1"/>
    <style:style style:name="P79" style:family="paragraph" style:parent-style-name="Heading_20_3" style:list-style-name="L1"/>
    <style:style style:name="P80" style:family="paragraph" style:parent-style-name="Heading_20_4" style:list-style-name="L1"/>
    <style:style style:name="P81" style:family="paragraph" style:parent-style-name="Heading_20_4" style:list-style-name="L1"/>
    <style:style style:name="P82" style:family="paragraph" style:parent-style-name="Heading_20_4" style:list-style-name="L1"/>
    <style:style style:name="P83" style:family="paragraph" style:parent-style-name="Heading_20_4" style:list-style-name="L1"/>
    <style:style style:name="P84" style:family="paragraph" style:parent-style-name="Heading_20_4" style:list-style-name="L1"/>
    <style:style style:name="P85" style:family="paragraph" style:parent-style-name="Heading_20_4" style:list-style-name="L1"/>
    <style:style style:name="P86" style:family="paragraph" style:parent-style-name="Heading_20_4" style:list-style-name="L1"/>
    <style:style style:name="P87" style:family="paragraph" style:parent-style-name="Heading_20_1" style:list-style-name="L1"/>
    <style:style style:name="P88" style:family="paragraph" style:parent-style-name="Heading_20_1" style:list-style-name="L1"/>
    <style:style style:name="P89" style:family="paragraph" style:parent-style-name="Heading_20_1" style:list-style-name="L1"/>
    <style:style style:name="P90" style:family="paragraph" style:parent-style-name="Heading_20_1" style:list-style-name="L1"/>
    <style:style style:name="P91" style:family="paragraph" style:parent-style-name="Heading_20_1" style:list-style-name="L1"/>
    <style:style style:name="P92" style:family="paragraph" style:parent-style-name="Heading_20_1" style:list-style-name="L1"/>
    <style:style style:name="P93" style:family="paragraph" style:parent-style-name="Heading_20_1" style:list-style-name="L1"/>
    <style:style style:name="P94" style:family="paragraph" style:parent-style-name="Heading_20_1" style:list-style-name="L1"/>
    <style:style style:name="P95" style:family="paragraph" style:parent-style-name="Heading_20_1" style:list-style-name="L1"/>
    <style:style style:name="P96" style:family="paragraph" style:parent-style-name="Heading_20_1" style:list-style-name="L1"/>
    <style:style style:name="P97" style:family="paragraph" style:parent-style-name="Heading_20_1" style:list-style-name="L1"/>
    <style:style style:name="P98" style:family="paragraph" style:parent-style-name="Heading_20_1" style:list-style-name="L1"/>
    <style:style style:name="P99" style:family="paragraph" style:parent-style-name="Heading_20_1" style:list-style-name="L1"/>
    <style:style style:name="P100" style:family="paragraph" style:parent-style-name="Heading_20_1" style:list-style-name="L1"/>
    <style:style style:name="P101" style:family="paragraph" style:parent-style-name="Heading_20_2" style:list-style-name="L1"/>
    <style:style style:name="P102" style:family="paragraph" style:parent-style-name="Heading_20_2" style:list-style-name="L8">
      <style:text-properties style:language-asian="zh" style:country-asian="CN"/>
    </style:style>
    <style:style style:name="P103" style:family="paragraph" style:parent-style-name="Heading_20_2" style:list-style-name="L8">
      <style:text-properties fo:font-size="12pt" style:font-size-asian="12pt" style:font-size-complex="12pt"/>
    </style:style>
    <style:style style:name="P104" style:family="paragraph" style:parent-style-name="Heading_20_2" style:list-style-name="L1"/>
    <style:style style:name="P105" style:family="paragraph" style:parent-style-name="Heading_20_2" style:list-style-name="L1"/>
    <style:style style:name="P106" style:family="paragraph" style:parent-style-name="Heading_20_2" style:list-style-name="L1"/>
    <style:style style:name="P107" style:family="paragraph" style:parent-style-name="Heading_20_2" style:list-style-name="L1"/>
    <style:style style:name="P108" style:family="paragraph" style:parent-style-name="Heading_20_2" style:list-style-name="L1"/>
    <style:style style:name="P109" style:family="paragraph" style:parent-style-name="Heading_20_2" style:list-style-name="L1"/>
    <style:style style:name="P110" style:family="paragraph" style:parent-style-name="Heading_20_2" style:list-style-name="L1"/>
    <style:style style:name="P111" style:family="paragraph" style:parent-style-name="Heading_20_2" style:list-style-name="L1"/>
    <style:style style:name="P112" style:family="paragraph" style:parent-style-name="Heading_20_2" style:list-style-name="L1"/>
    <style:style style:name="P113" style:family="paragraph" style:parent-style-name="Heading_20_2" style:list-style-name="L1"/>
    <style:style style:name="P114" style:family="paragraph" style:parent-style-name="Heading_20_2" style:list-style-name="L1"/>
    <style:style style:name="P115" style:family="paragraph" style:parent-style-name="Heading_20_2" style:list-style-name="L1"/>
    <style:style style:name="P116" style:family="paragraph" style:parent-style-name="Heading_20_2" style:list-style-name="L1"/>
    <style:style style:name="P117" style:family="paragraph" style:parent-style-name="Heading_20_2" style:list-style-name="L1"/>
    <style:style style:name="P118" style:family="paragraph" style:parent-style-name="Heading_20_2" style:list-style-name="L1"/>
    <style:style style:name="P119" style:family="paragraph" style:parent-style-name="Heading_20_2" style:list-style-name="L1"/>
    <style:style style:name="P120" style:family="paragraph" style:parent-style-name="Heading_20_2" style:list-style-name="L1"/>
    <style:style style:name="P121" style:family="paragraph" style:parent-style-name="Heading_20_2" style:list-style-name="L1"/>
    <style:style style:name="P122" style:family="paragraph" style:parent-style-name="Heading_20_2" style:list-style-name="L1"/>
    <style:style style:name="P123" style:family="paragraph" style:parent-style-name="Heading_20_2" style:list-style-name="L1"/>
    <style:style style:name="P124" style:family="paragraph" style:parent-style-name="Heading_20_2" style:list-style-name="L1"/>
    <style:style style:name="P125" style:family="paragraph" style:parent-style-name="Heading_20_2" style:list-style-name="L1"/>
    <style:style style:name="P126" style:family="paragraph" style:parent-style-name="Heading_20_2" style:list-style-name="L1"/>
    <style:style style:name="P127" style:family="paragraph" style:parent-style-name="Heading_20_2" style:list-style-name="L1"/>
    <style:style style:name="P128" style:family="paragraph" style:parent-style-name="Heading_20_2" style:list-style-name="L1">
      <style:text-properties style:use-window-font-color="true"/>
    </style:style>
    <style:style style:name="P129" style:family="paragraph" style:parent-style-name="Heading_20_2" style:list-style-name="L1"/>
    <style:style style:name="P130" style:family="paragraph" style:parent-style-name="Heading_20_2" style:list-style-name="L1"/>
    <style:style style:name="P131" style:family="paragraph" style:parent-style-name="Heading_20_2" style:list-style-name="L1"/>
    <style:style style:name="P132" style:family="paragraph" style:parent-style-name="Heading_20_2" style:list-style-name="L1"/>
    <style:style style:name="P133" style:family="paragraph" style:parent-style-name="Heading_20_2" style:list-style-name="L1"/>
    <style:style style:name="P134" style:family="paragraph" style:parent-style-name="Heading_20_2" style:list-style-name="L1"/>
    <style:style style:name="P135" style:family="paragraph" style:parent-style-name="Heading_20_2" style:list-style-name="L1"/>
    <style:style style:name="P136" style:family="paragraph" style:parent-style-name="Heading_20_2" style:list-style-name="L1"/>
    <style:style style:name="P137" style:family="paragraph" style:parent-style-name="Heading_20_2" style:list-style-name="L1"/>
    <style:style style:name="P138" style:family="paragraph" style:parent-style-name="Heading_20_2" style:list-style-name="L1"/>
    <style:style style:name="P139" style:family="paragraph" style:parent-style-name="Heading_20_2" style:list-style-name="L1"/>
    <style:style style:name="P140" style:family="paragraph" style:parent-style-name="Heading_20_2" style:list-style-name="L1"/>
    <style:style style:name="P141" style:family="paragraph" style:parent-style-name="Heading_20_2" style:list-style-name="L1"/>
    <style:style style:name="P142" style:family="paragraph" style:parent-style-name="Heading_20_2" style:list-style-name="L1"/>
    <style:style style:name="P143" style:family="paragraph" style:parent-style-name="Heading_20_2" style:list-style-name="L1"/>
    <style:style style:name="P144" style:family="paragraph" style:parent-style-name="Heading_20_2" style:list-style-name="L1"/>
    <style:style style:name="P145" style:family="paragraph" style:parent-style-name="Heading_20_2" style:list-style-name="L1"/>
    <style:style style:name="P146" style:family="paragraph" style:parent-style-name="Heading_20_2" style:list-style-name="L1"/>
    <style:style style:name="P147" style:family="paragraph" style:parent-style-name="Heading_20_2" style:list-style-name="L1"/>
    <style:style style:name="P148" style:family="paragraph" style:parent-style-name="Heading_20_2" style:list-style-name="L1"/>
    <style:style style:name="P149" style:family="paragraph" style:parent-style-name="Heading_20_2" style:list-style-name="L1"/>
    <style:style style:name="P150" style:family="paragraph" style:parent-style-name="Text_20_body" style:list-style-name="L6"/>
    <style:style style:name="P151" style:family="paragraph" style:parent-style-name="Text_20_body" style:list-style-name="L6"/>
    <style:style style:name="P152" style:family="paragraph" style:parent-style-name="Text_20_body" style:list-style-name="L7"/>
    <style:style style:name="P153" style:family="paragraph" style:parent-style-name="Text_20_body" style:list-style-name="L7"/>
    <style:style style:name="P154" style:family="paragraph" style:parent-style-name="Text_20_body" style:list-style-name="L7"/>
    <style:style style:name="P155" style:family="paragraph" style:parent-style-name="Text_20_body" style:list-style-name="L7"/>
    <style:style style:name="P156" style:family="paragraph" style:parent-style-name="Text_20_body" style:list-style-name="L7"/>
    <style:style style:name="P157" style:family="paragraph" style:parent-style-name="Text_20_body" style:list-style-name="L11"/>
    <style:style style:name="P158" style:family="paragraph" style:parent-style-name="Text_20_body" style:list-style-name="L11"/>
    <style:style style:name="P159" style:family="paragraph" style:parent-style-name="Text_20_body" style:list-style-name="L11"/>
    <style:style style:name="P160" style:family="paragraph" style:parent-style-name="Text_20_body" style:list-style-name="L11"/>
    <style:style style:name="P161" style:family="paragraph" style:parent-style-name="Text_20_body" style:list-style-name="L11"/>
    <style:style style:name="P162" style:family="paragraph" style:parent-style-name="Text_20_body" style:list-style-name="L11"/>
    <style:style style:name="P163"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64" style:family="paragraph" style:parent-style-name="Body_20_Text_20_First_20_Indent" style:list-style-name="L4"/>
    <style:style style:name="P165" style:family="paragraph" style:parent-style-name="Contents_20_3">
      <style:paragraph-properties>
        <style:tab-stops>
          <style:tab-stop style:position="6.5665in" style:type="right" style:leader-style="dotted" style:leader-text="."/>
        </style:tab-stops>
      </style:paragraph-properties>
    </style:style>
    <style:style style:name="P166" style:family="paragraph" style:parent-style-name="Contents_20_4">
      <style:paragraph-properties>
        <style:tab-stops>
          <style:tab-stop style:position="6.3102in" style:type="right" style:leader-style="dotted" style:leader-text="."/>
        </style:tab-stops>
      </style:paragraph-properties>
    </style:style>
    <style:style style:name="T1" style:family="text">
      <style:text-properties fo:font-size="12pt" style:font-size-asian="12pt" style:font-size-complex="12pt"/>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underline-style="none"/>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color="#000000"/>
    </style:style>
    <style:style style:name="T11" style:family="text">
      <style:text-properties fo:color="#000000" style:font-name-asian="Courier New" style:font-name-complex="Courier New"/>
    </style:style>
    <style:style style:name="T12" style:family="text">
      <style:text-properties fo:color="#000000" style:font-name="Helv1" fo:font-size="10pt" style:font-name-asian="Helv1" style:font-size-asian="10pt" style:font-name-complex="Helv1" style:font-size-complex="10pt"/>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style>
    <style:style style:name="T15" style:family="text">
      <style:text-properties style:text-position="super 58%"/>
    </style:style>
    <style:style style:name="T16" style:family="text">
      <style:text-properties style:font-name="Courier New"/>
    </style:style>
    <style:style style:name="T17" style:family="text">
      <style:text-properties style:font-name="Courier New" fo:font-size="10pt" style:font-size-asian="10pt" style:font-size-complex="10pt"/>
    </style:style>
    <style:style style:name="T18" style:family="text">
      <style:text-properties style:font-name="Times New Roman" fo:font-size="12pt" style:font-size-asian="12pt" style:font-size-complex="12pt"/>
    </style:style>
    <style:style style:name="T19" style:family="text">
      <style:text-properties style:language-asian="zh" style:country-asian="CN"/>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3">xCAT 2 Linux Advanced Cookbook </text:p>
      <text:p text:style-name="P41">03/19/2009</text:p>
      <text:p text:style-name="P41"/>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text:a xlink:type="simple" xlink:href="#1.Introduction|outline" text:style-name="Internet_20_link" text:visited-style-name="Internet_20_link">1.0 Introduction</text:a><text:tab/>3</text:p>
          <text:p text:style-name="P60"><text:a xlink:type="simple" xlink:href="#1.1.Installing the Management Node |outline" text:style-name="Internet_20_link" text:visited-style-name="Internet_20_link">1.1 Installing the Management Node </text:a><text:tab/>3</text:p>
          <text:p text:style-name="P60"><text:a xlink:type="simple" xlink:href="#1.2.Scenarios|outline" text:style-name="Internet_20_link" text:visited-style-name="Internet_20_link">1.2 Scenarios</text:a><text:tab/>3</text:p>
          <text:p text:style-name="P165"><text:a xlink:type="simple" xlink:href="#1.2.1.Simple Cluster of Rack-Mounted Servers – Stateful Nodes|outline" text:style-name="Internet_20_link" text:visited-style-name="Internet_20_link">1.2.1 Simple Cluster of Rack-Mounted Servers – Stateful Nodes</text:a><text:tab/>3</text:p>
          <text:p text:style-name="P165"><text:a xlink:type="simple" xlink:href="#1.2.2.Simple Cluster of Rack-Mounted Servers –  Stateless Nodes|outline" text:style-name="Internet_20_link" text:visited-style-name="Internet_20_link">1.2.2 Simple Cluster of Rack-Mounted Servers – <text:s/>Stateless Nodes</text:a><text:tab/>3</text:p>
          <text:p text:style-name="P165"><text:a xlink:type="simple" xlink:href="#1.2.3.Simple BladeCenter Cluster – Stateful or Stateless Nodes|outline" text:style-name="Internet_20_link" text:visited-style-name="Internet_20_link">1.2.3 Simple BladeCenter Cluster – Stateful or Stateless Nodes</text:a><text:tab/>3</text:p>
          <text:p text:style-name="P165"><text:a xlink:type="simple" xlink:href="#1.2.4.Hierarchical Cluster - Stateless Nodes|outline" text:style-name="Internet_20_link" text:visited-style-name="Internet_20_link">1.2.4 Hierarchical Cluster - Stateless Nodes</text:a><text:tab/>4</text:p>
          <text:p text:style-name="P60"><text:a xlink:type="simple" xlink:href="#1.3.Other Documentation Available|outline" text:style-name="Internet_20_link" text:visited-style-name="Internet_20_link">1.3 Other Documentation Available</text:a><text:tab/>4</text:p>
          <text:p text:style-name="P60"><text:a xlink:type="simple" xlink:href="#1.4.Cluster Naming Conventions Used in This Document|outline" text:style-name="Internet_20_link" text:visited-style-name="Internet_20_link">1.4 Cluster Naming Conventions Used in This Document</text:a><text:tab/>4</text:p>
          <text:p text:style-name="P61"><text:a xlink:type="simple" xlink:href="#2.Download Linux Distro ISOs and Create Repository|outline" text:style-name="Internet_20_link" text:visited-style-name="Internet_20_link">2.0 Download Linux Distro ISOs and Create Repository</text:a><text:tab/>4</text:p>
          <text:p text:style-name="P60"><text:a xlink:type="simple" xlink:href="#2.1.Create Fedora repository |outline" text:style-name="Internet_20_link" text:visited-style-name="Internet_20_link">2.1 Create Fedora repository </text:a><text:tab/>5</text:p>
          <text:p text:style-name="P60"><text:a xlink:type="simple" xlink:href="#1.1.Create SLES repository|outline" text:style-name="Internet_20_link" text:visited-style-name="Internet_20_link">1.1 Create SLES repository</text:a><text:tab/>5</text:p>
          <text:p text:style-name="P61"><text:a xlink:type="simple" xlink:href="#3.xCAT Hierarchy Using Service nodes|outline" text:style-name="Internet_20_link" text:visited-style-name="Internet_20_link">3.0 xCAT Hierarchy Using Service nodes</text:a><text:tab/>6</text:p>
          <text:p text:style-name="P60"><text:a xlink:type="simple" xlink:href="#3.1.Switching to  PostgreSQL Database|outline" text:style-name="Internet_20_link" text:visited-style-name="Internet_20_link">3.1 Switching to <text:s/>PostgreSQL Database</text:a><text:tab/>6</text:p>
          <text:p text:style-name="P60"><text:a xlink:type="simple" xlink:href="#3.2.Define the  service nodes in the database|outline" text:style-name="Internet_20_link" text:visited-style-name="Internet_20_link">3.2 Define the <text:s/>service nodes in the database</text:a><text:tab/>9</text:p>
          <text:p text:style-name="P165"><text:a xlink:type="simple" xlink:href="#3.2.1.Add Service Nodes to the nodelist Table|outline" text:style-name="Internet_20_link" text:visited-style-name="Internet_20_link">3.2.1 Add Service Nodes to the nodelist Table</text:a><text:tab/>9</text:p>
          <text:p text:style-name="P165"><text:a xlink:type="simple" xlink:href="#3.2.2.Set Attributes of the Service Nodes|outline" text:style-name="Internet_20_link" text:visited-style-name="Internet_20_link">3.2.2 Set Attributes of the Service Nodes</text:a><text:tab/>9</text:p>
          <text:p text:style-name="P166"><text:a xlink:type="simple" xlink:href="#3.2.2.1.Services setup on the Service Node ( restarting xcatd) |outline" text:style-name="Internet_20_link" text:visited-style-name="Internet_20_link">3.2.2.1 Services setup on the Service Node ( restarting xcatd) </text:a><text:tab/>10</text:p>
          <text:p text:style-name="P165"><text:a xlink:type="simple" xlink:href="#3.2.3.Configure the Service Node BMCs and Discover MACs|outline" text:style-name="Internet_20_link" text:visited-style-name="Internet_20_link">3.2.3 Configure the Service Node BMCs and Discover MACs</text:a><text:tab/>10</text:p>
          <text:p text:style-name="P165"><text:a xlink:type="simple" xlink:href="#3.2.4.Set Necessary Attributes in site Table|outline" text:style-name="Internet_20_link" text:visited-style-name="Internet_20_link">3.2.4 Set Necessary Attributes in site Table</text:a><text:tab/>10</text:p>
          <text:p text:style-name="P61"><text:a xlink:type="simple" xlink:href="#4.Set Up Services on the Management Node|outline" text:style-name="Internet_20_link" text:visited-style-name="Internet_20_link">4.0 Set Up Services on the Management Node</text:a><text:tab/>11</text:p>
          <text:p text:style-name="P60"><text:a xlink:type="simple" xlink:href="#4.1.Set Up networks Table|outline" text:style-name="Internet_20_link" text:visited-style-name="Internet_20_link">4.1 Set Up networks Table</text:a><text:tab/>11</text:p>
          <text:p text:style-name="P60"><text:a xlink:type="simple" xlink:href="#4.2.Set Up DHCP|outline" text:style-name="Internet_20_link" text:visited-style-name="Internet_20_link">4.2 Set Up DHCP</text:a><text:tab/>11</text:p>
          <text:p text:style-name="P60"><text:a xlink:type="simple" xlink:href="#4.3.Set Up NTP|outline" text:style-name="Internet_20_link" text:visited-style-name="Internet_20_link">4.3 Set Up NTP</text:a><text:tab/>12</text:p>
          <text:p text:style-name="P60"><text:a xlink:type="simple" xlink:href="#4.4.Set Up DNS|outline" text:style-name="Internet_20_link" text:visited-style-name="Internet_20_link">4.4 Set Up DNS</text:a><text:tab/>13</text:p>
          <text:p text:style-name="P60"><text:a xlink:type="simple" xlink:href="#4.5.Define AMMs as Nodes|outline" text:style-name="Internet_20_link" text:visited-style-name="Internet_20_link">4.5 Define AMMs as Nodes</text:a><text:tab/>13</text:p>
          <text:p text:style-name="P60"><text:a xlink:type="simple" xlink:href="#4.6.Set Up AMMs|outline" text:style-name="Internet_20_link" text:visited-style-name="Internet_20_link">4.6 Set Up AMMs</text:a><text:tab/>14</text:p>
          <text:p text:style-name="P60"><text:a xlink:type="simple" xlink:href="#4.6.1.Update the AMM Firmware, If Necessary|outline" text:style-name="Internet_20_link" text:visited-style-name="Internet_20_link">4.6.1 Update the AMM Firmware, If Necessary</text:a><text:tab/>14</text:p>
          <text:p text:style-name="P60"><text:a xlink:type="simple" xlink:href="#4.7.Start Up TFTP|outline" text:style-name="Internet_20_link" text:visited-style-name="Internet_20_link">4.7 Start Up TFTP</text:a><text:tab/>15</text:p>
          <text:p text:style-name="P60"><text:a xlink:type="simple" xlink:href="#4.8.Other Services|outline" text:style-name="Internet_20_link" text:visited-style-name="Internet_20_link">4.8 Other Services</text:a><text:tab/>15</text:p>
          <text:p text:style-name="P61"><text:a xlink:type="simple" xlink:href="#5.Define Compute Nodes in the Database|outline" text:style-name="Internet_20_link" text:visited-style-name="Internet_20_link">5.0 Define Compute Nodes in the Database</text:a><text:tab/>15</text:p>
          <text:p text:style-name="P60"><text:a xlink:type="simple" xlink:href="#5.1.Set Up the nodelist Table|outline" text:style-name="Internet_20_link" text:visited-style-name="Internet_20_link">5.1 Set Up the nodelist Table</text:a><text:tab/>15</text:p>
          <text:p text:style-name="P60"><text:a xlink:type="simple" xlink:href="#5.2.Set Up the nodehm table|outline" text:style-name="Internet_20_link" text:visited-style-name="Internet_20_link">5.2 Set Up the nodehm table</text:a><text:tab/>16</text:p>
          <text:p text:style-name="P60"><text:a xlink:type="simple" xlink:href="#5.3.Set Up the mp Table|outline" text:style-name="Internet_20_link" text:visited-style-name="Internet_20_link">5.3 Set Up the mp Table</text:a><text:tab/>16</text:p>
          <text:p text:style-name="P60"><text:a xlink:type="simple" xlink:href="#5.4.Set Up Conserver|outline" text:style-name="Internet_20_link" text:visited-style-name="Internet_20_link">5.4 Set Up Conserver</text:a><text:tab/>16</text:p>
          <text:p text:style-name="P60"><text:a xlink:type="simple" xlink:href="#5.5.Set Up the noderes Table|outline" text:style-name="Internet_20_link" text:visited-style-name="Internet_20_link">5.5 Set Up the noderes Table</text:a><text:tab/>17</text:p>
          <text:p text:style-name="P165"><text:a xlink:type="simple" xlink:href="#5.5.1.Service Node Pools|outline" text:style-name="Internet_20_link" text:visited-style-name="Internet_20_link">5.5.1 Service Node Pools</text:a><text:tab/>17</text:p>
          <text:p text:style-name="P166"><text:a xlink:type="simple" xlink:href="#5.5.1.1.noderes table|outline" text:style-name="Internet_20_link" text:visited-style-name="Internet_20_link">5.5.1.1 noderes table</text:a><text:tab/>18</text:p>
          <text:p text:style-name="P166"><text:soft-page-break/><text:a xlink:type="simple" xlink:href="#5.5.1.2.networks  table|outline" text:style-name="Internet_20_link" text:visited-style-name="Internet_20_link">5.5.1.2 networks <text:s/>table</text:a><text:tab/>18</text:p>
          <text:p text:style-name="P166"><text:a xlink:type="simple" xlink:href="#5.5.1.3.Site table|outline" text:style-name="Internet_20_link" text:visited-style-name="Internet_20_link">5.5.1.3 Site table</text:a><text:tab/>18</text:p>
          <text:p text:style-name="P166"><text:a xlink:type="simple" xlink:href="#5.5.1.4.Conserver and Monserver|outline" text:style-name="Internet_20_link" text:visited-style-name="Internet_20_link">5.5.1.4 Conserver and Monserver</text:a><text:tab/>18</text:p>
          <text:p text:style-name="P60"><text:a xlink:type="simple" xlink:href="#5.6.Set Up nodetype Table|outline" text:style-name="Internet_20_link" text:visited-style-name="Internet_20_link">5.6 Set Up nodetype Table</text:a><text:tab/>18</text:p>
          <text:p text:style-name="P60"><text:a xlink:type="simple" xlink:href="#5.7.Set Up Passwords in passwd Table|outline" text:style-name="Internet_20_link" text:visited-style-name="Internet_20_link">5.7 Set Up Passwords in passwd Table</text:a><text:tab/>19</text:p>
          <text:p text:style-name="P60"><text:a xlink:type="simple" xlink:href="#5.8.Verify the Tables|outline" text:style-name="Internet_20_link" text:visited-style-name="Internet_20_link">5.8 Verify the Tables</text:a><text:tab/>19</text:p>
          <text:p text:style-name="P60"><text:a xlink:type="simple" xlink:href="#5.9.Set Up deps Table for Proper Boot Sequence of Triblades|outline" text:style-name="Internet_20_link" text:visited-style-name="Internet_20_link">5.9 Set Up deps Table for Proper Boot Sequence of Triblades</text:a><text:tab/>19</text:p>
          <text:p text:style-name="P60"><text:a xlink:type="simple" xlink:href="#5.10.Set Up Postscripts to be Run on the Nodes|outline" text:style-name="Internet_20_link" text:visited-style-name="Internet_20_link">5.10 Set Up Postscripts to be Run on the Nodes</text:a><text:tab/>19</text:p>
          <text:p text:style-name="P60"><text:a xlink:type="simple" xlink:href="#5.11. Get MAC Addresses for the Blades|outline" text:style-name="Internet_20_link" text:visited-style-name="Internet_20_link">5.11 <text:s/>Get MAC Addresses for the Blades</text:a><text:tab/>20</text:p>
          <text:p text:style-name="P60"><text:a xlink:type="simple" xlink:href="#5.12. Add Compute Nodes to DHCP|outline" text:style-name="Internet_20_link" text:visited-style-name="Internet_20_link">5.12 <text:s/>Add Compute Nodes to DHCP</text:a><text:tab/>20</text:p>
          <text:p text:style-name="P61"><text:a xlink:type="simple" xlink:href="#6.Install or Stateless Boot the Service Nodes|outline" text:style-name="Internet_20_link" text:visited-style-name="Internet_20_link">6.0 Install or Stateless Boot the Service Nodes</text:a><text:tab/>20</text:p>
          <text:p text:style-name="P60"><text:a xlink:type="simple" xlink:href="#6.1.Build the Service Node Stateless Image|outline" text:style-name="Internet_20_link" text:visited-style-name="Internet_20_link">6.1 Build the Service Node Stateless Image</text:a><text:tab/>20</text:p>
          <text:p text:style-name="P60"><text:a xlink:type="simple" xlink:href="#6.2.Set Up the Service Nodes for Installation|outline" text:style-name="Internet_20_link" text:visited-style-name="Internet_20_link">6.2 Set Up the Service Nodes for Installation</text:a><text:tab/>22</text:p>
          <text:p text:style-name="P60"><text:a xlink:type="simple" xlink:href="#6.3.Boot or Install the Service Nodes|outline" text:style-name="Internet_20_link" text:visited-style-name="Internet_20_link">6.3 Boot or Install the Service Nodes</text:a><text:tab/>23</text:p>
          <text:p text:style-name="P60"><text:a xlink:type="simple" xlink:href="#6.4. Test Service Node installation|outline" text:style-name="Internet_20_link" text:visited-style-name="Internet_20_link">6.4 <text:s/>Test Service Node installation</text:a><text:tab/>23</text:p>
          <text:p text:style-name="P61"><text:a xlink:type="simple" xlink:href="#7.Install the LS21 Blades|outline" text:style-name="Internet_20_link" text:visited-style-name="Internet_20_link">7.0 Install the LS21 Blades</text:a><text:tab/>24</text:p>
          <text:p text:style-name="P61"><text:a xlink:type="simple" xlink:href="#8.iSCSI Install a QS22 Blade|outline" text:style-name="Internet_20_link" text:visited-style-name="Internet_20_link">8.0 iSCSI Install a QS22 Blade</text:a><text:tab/>24</text:p>
          <text:p text:style-name="P61"><text:a xlink:type="simple" xlink:href="#9.Build and Boot the LS21 and QS22 Stateless Images|outline" text:style-name="Internet_20_link" text:visited-style-name="Internet_20_link">9.0 Build and Boot the LS21 and QS22 Stateless Images</text:a><text:tab/>25</text:p>
          <text:p text:style-name="P60"><text:a xlink:type="simple" xlink:href="#9.1. Build the Stateless Image|outline" text:style-name="Internet_20_link" text:visited-style-name="Internet_20_link">9.1 <text:s/>Build the Stateless Image</text:a><text:tab/>25</text:p>
          <text:p text:style-name="P60"><text:a xlink:type="simple" xlink:href="#9.2.Test Boot the Stateless Image |outline" text:style-name="Internet_20_link" text:visited-style-name="Internet_20_link">9.2 Test Boot the Stateless Image </text:a><text:tab/>27</text:p>
          <text:p text:style-name="P60"><text:a xlink:type="simple" xlink:href="#9.3.To Update QS22 Stateless Image|outline" text:style-name="Internet_20_link" text:visited-style-name="Internet_20_link">9.3 To Update QS22 Stateless Image</text:a><text:tab/>27</text:p>
          <text:p text:style-name="P60"><text:a xlink:type="simple" xlink:href="#9.4.Build the Compressed Image|outline" text:style-name="Internet_20_link" text:visited-style-name="Internet_20_link">9.4 Build the Compressed Image</text:a><text:tab/>28</text:p>
          <text:p text:style-name="P165"><text:a xlink:type="simple" xlink:href="#9.4.1.Build aufs on Your Sample Node|outline" text:style-name="Internet_20_link" text:visited-style-name="Internet_20_link">9.4.1 Build aufs on Your Sample Node</text:a><text:tab/>28</text:p>
          <text:p text:style-name="P165"><text:a xlink:type="simple" xlink:href="#9.4.2.Generate  the Compressed Image|outline" text:style-name="Internet_20_link" text:visited-style-name="Internet_20_link">9.4.2 Generate <text:s/>the Compressed Image</text:a><text:tab/>28</text:p>
          <text:p text:style-name="P165"><text:a xlink:type="simple" xlink:href="#9.4.3.Optionally Use Light Weight Postscript|outline" text:style-name="Internet_20_link" text:visited-style-name="Internet_20_link">9.4.3 Optionally Use Light Weight Postscript</text:a><text:tab/>29</text:p>
          <text:p text:style-name="P165"><text:a xlink:type="simple" xlink:href="#9.4.4.Pack and Install the Compressed Image|outline" text:style-name="Internet_20_link" text:visited-style-name="Internet_20_link">9.4.4 Pack and Install the Compressed Image</text:a><text:tab/>29</text:p>
          <text:p text:style-name="P165"><text:a xlink:type="simple" xlink:href="#9.4.5.Check Memory Usage|outline" text:style-name="Internet_20_link" text:visited-style-name="Internet_20_link">9.4.5 Check Memory Usage</text:a><text:tab/>29</text:p>
          <text:p text:style-name="P61"><text:a xlink:type="simple" xlink:href="#10.Building QS22 Image for 64K pages|outline" text:style-name="Internet_20_link" text:visited-style-name="Internet_20_link">10.0 Building QS22 Image for 64K pages</text:a><text:tab/>30</text:p>
          <text:p text:style-name="P60"><text:a xlink:type="simple" xlink:href="#10.1.Rebuild aufs|outline" text:style-name="Internet_20_link" text:visited-style-name="Internet_20_link">10.1 Rebuild aufs</text:a><text:tab/>31</text:p>
          <text:p text:style-name="P60"><text:a xlink:type="simple" xlink:href="#10.2.Test unsquashed:|outline" text:style-name="Internet_20_link" text:visited-style-name="Internet_20_link">10.2 Test unsquashed:</text:a><text:tab/>31</text:p>
          <text:p text:style-name="P165"><text:a xlink:type="simple" xlink:href="#10.2.1. Check memory|outline" text:style-name="Internet_20_link" text:visited-style-name="Internet_20_link">10.2.1 <text:s/>Check memory</text:a><text:tab/>32</text:p>
          <text:p text:style-name="P60"><text:a xlink:type="simple" xlink:href="#10.3.Test squash|outline" text:style-name="Internet_20_link" text:visited-style-name="Internet_20_link">10.3 Test squash</text:a><text:tab/>32</text:p>
          <text:p text:style-name="P165"><text:a xlink:type="simple" xlink:href="#10.3.1. Check memory|outline" text:style-name="Internet_20_link" text:visited-style-name="Internet_20_link">10.3.1 <text:s/>Check memory</text:a><text:tab/>32</text:p>
          <text:p text:style-name="P60"><text:a xlink:type="simple" xlink:href="#10.4.To Switch Back to 4K Pages|outline" text:style-name="Internet_20_link" text:visited-style-name="Internet_20_link">10.4 To Switch Back to 4K Pages</text:a><text:tab/>33</text:p>
          <text:p text:style-name="P61"><text:a xlink:type="simple" xlink:href="#11.Using NFS Hybrid for the Diskless Images|outline" text:style-name="Internet_20_link" text:visited-style-name="Internet_20_link">11.0 Using NFS Hybrid for the Diskless Images</text:a><text:tab/>33</text:p>
          <text:p text:style-name="P61"><text:a xlink:type="simple" xlink:href="#12.Install  Torque|outline" text:style-name="Internet_20_link" text:visited-style-name="Internet_20_link">12.0 Install <text:s/>Torque</text:a><text:tab/>36</text:p>
          <text:p text:style-name="P60"><text:a xlink:type="simple" xlink:href="#12.1.Set Up Torque Server|outline" text:style-name="Internet_20_link" text:visited-style-name="Internet_20_link">12.1 Set Up Torque Server</text:a><text:tab/>36</text:p>
          <text:p text:style-name="P60"><text:a xlink:type="simple" xlink:href="#12.2.Configure Torque|outline" text:style-name="Internet_20_link" text:visited-style-name="Internet_20_link">12.2 Configure Torque</text:a><text:tab/>37</text:p>
          <text:p text:style-name="P60"><text:a xlink:type="simple" xlink:href="#12.3. Define Nodes|outline" text:style-name="Internet_20_link" text:visited-style-name="Internet_20_link">12.3 <text:s/>Define Nodes</text:a><text:tab/>37</text:p>
          <text:p text:style-name="P60"><text:a xlink:type="simple" xlink:href="#12.4. Set Up and Start Service|outline" text:style-name="Internet_20_link" text:visited-style-name="Internet_20_link">12.4 <text:s/>Set Up and Start Service</text:a><text:tab/>37</text:p>
          <text:p text:style-name="P60"><text:a xlink:type="simple" xlink:href="#12.5.Install pbstop|outline" text:style-name="Internet_20_link" text:visited-style-name="Internet_20_link">12.5 Install pbstop</text:a><text:tab/>37</text:p>
          <text:p text:style-name="P60"><text:a xlink:type="simple" xlink:href="#12.6.Install Perl Curses for pbstop|outline" text:style-name="Internet_20_link" text:visited-style-name="Internet_20_link">12.6 Install Perl Curses for pbstop</text:a><text:tab/>37</text:p>
          <text:p text:style-name="P60"><text:a xlink:type="simple" xlink:href="#12.7.Create a Torque Default Queue|outline" text:style-name="Internet_20_link" text:visited-style-name="Internet_20_link">12.7 Create a Torque Default Queue</text:a><text:tab/>38</text:p>
          <text:p text:style-name="P60"><text:a xlink:type="simple" xlink:href="#12.8.Set Up Torque Client ( x86_64 only)|outline" text:style-name="Internet_20_link" text:visited-style-name="Internet_20_link">12.8 Set Up Torque Client ( x86_64 only)</text:a><text:tab/>38</text:p>
          <text:p text:style-name="P165"><text:a xlink:type="simple" xlink:href="#12.8.1.Install Torque|outline" text:style-name="Internet_20_link" text:visited-style-name="Internet_20_link">12.8.1 Install Torque</text:a><text:tab/>38</text:p>
          <text:p text:style-name="P165"><text:a xlink:type="simple" xlink:href="#12.8.2.Configure Torque|outline" text:style-name="Internet_20_link" text:visited-style-name="Internet_20_link">12.8.2 Configure Torque</text:a><text:tab/>38</text:p>
          <text:p text:style-name="P166"><text:a xlink:type="simple" xlink:href="#12.8.2.1.Set Up Access|outline" text:style-name="Internet_20_link" text:visited-style-name="Internet_20_link">12.8.2.1 Set Up Access</text:a><text:tab/>38</text:p>
          <text:p text:style-name="P166"><text:soft-page-break/><text:a xlink:type="simple" xlink:href="#12.8.2.2.Set Up Node to Node ssh for Root |outline" text:style-name="Internet_20_link" text:visited-style-name="Internet_20_link">12.8.2.2 Set Up Node to Node ssh for Root </text:a><text:tab/>38</text:p>
          <text:p text:style-name="P165"><text:a xlink:type="simple" xlink:href="#12.8.3.Pack and Install image|outline" text:style-name="Internet_20_link" text:visited-style-name="Internet_20_link">12.8.3 Pack and Install image</text:a><text:tab/>39</text:p>
          <text:p text:style-name="P61"><text:a xlink:type="simple" xlink:href="#13.Set Up Moab|outline" text:style-name="Internet_20_link" text:visited-style-name="Internet_20_link">13.0 Set Up Moab</text:a><text:tab/>39</text:p>
          <text:p text:style-name="P60"><text:a xlink:type="simple" xlink:href="#13.1.Install Moab|outline" text:style-name="Internet_20_link" text:visited-style-name="Internet_20_link">13.1 Install Moab</text:a><text:tab/>39</text:p>
          <text:p text:style-name="P60"><text:a xlink:type="simple" xlink:href="#13.2.Configure Moab|outline" text:style-name="Internet_20_link" text:visited-style-name="Internet_20_link">13.2 Configure Moab</text:a><text:tab/>39</text:p>
          <text:p text:style-name="P165"><text:a xlink:type="simple" xlink:href="#13.2.1.Start Moab|outline" text:style-name="Internet_20_link" text:visited-style-name="Internet_20_link">13.2.1 Start Moab</text:a><text:tab/>40</text:p>
          <text:p text:style-name="P61"><text:a xlink:type="simple" xlink:href="#14.Appendix:  Customizing Your Nodes by Creating Your Own Postscripts|outline" text:style-name="Internet_20_link" text:visited-style-name="Internet_20_link">14.0 Appendix: <text:s/>Customizing Your Nodes by Creating Your Own Postscripts</text:a><text:tab/>40</text:p>
        </text:index-body>
      </text:table-of-content>
      <text:p text:style-name="P24"/>
      <text:list text:style-name="L1">
        <text:list-item>
          <text:h text:style-name="P87" text:outline-level="1">Introduction</text:h>
        </text:list-item>
      </text:list>
      <text:p text:style-name="Text_20_body">This cookbook provides step-by-step instructions on setting up an example stateless cluster. <text:s/>For completeness, some advanced topics are covered, like hierarchical management (for extremely large clusters), compute nodes with large pages, NFS hybrid mode, mixed node architectures, and accelerator nodes. <text:s/>If you do not intend to use some of these features, skip those sections. <text:s/>(Section <text:reference-ref text:reference-format="chapter" text:ref-name="Scenarios">1.2</text:reference-ref> will tell you which sections to skip.) <text:s/>The example cluster in this document is built with Fedora 8, but the same concepts apply to Fedora 9, RHEL 5, and (to a lesser extent) SLES 10.</text:p>
      <text:h text:style-name="Heading_20_2" text:outline-level="2">Installing the Management Node </text:h>
      <text:p text:style-name="Standard">Before preceding to setup your cluster with this document, <text:s/>you should first read <text:s/><text:a xlink:type="simple" xlink:href="https://xcat.svn.sourceforge.net/svnroot/xcat/xcat-core/trunk/xCAT-client/share/doc/xCAT2top.pdf">xCATtop </text:a><text:a xlink:type="simple" xlink:href="https://xcat.svn.sourceforge.net/svnroot/xcat/xcat-core/trunk/xCAT-client/share/doc/xCAT2top.pdf"><text:s/></text:a><text:s/>for information on downloading and installing xCAT on your Management Node. </text:p>
      <text:list text:style-name="L2">
        <text:list-header>
          <text:p text:style-name="P42"/>
        </text:list-header>
      </text:list>
      <text:h text:style-name="Heading_20_2" text:outline-level="2"><text:reference-mark-start text:name="Scenarios"/>Scenarios<text:reference-mark-end text:name="Scenarios"/></text:h>
      <text:p text:style-name="Text_20_body">The following scenarios are meant to help you navigate through this document and know which sections to follow and which to ignore for an environment that is similar to yours.</text:p>
      <text:h text:style-name="Heading_20_3" text:outline-level="3">Simple Cluster of Rack-Mounted Servers – Stateful Nodes</text:h>
      <text:list text:style-name="L3">
        <text:list-item>
          <text:p text:style-name="P43">Use the xCAT iDataPlex cookbook: <text:s/><text:a xlink:type="simple" xlink:href="http://xcat.svn.sourceforge.net/svnroot/xcat/xcat-core/trunk/xCAT-client/share/doc/xCAT-iDpx.pdf">http://xcat.svn.sourceforge.net/svnroot/xcat/xcat-core/trunk/xCAT-client/share/doc/xCAT-iDpx.pdf</text:a> </text:p>
        </text:list-item>
      </text:list>
      <text:p text:style-name="Standard"/>
      <text:h text:style-name="Heading_20_3" text:outline-level="3">Simple Cluster of Rack-Mounted Servers – <text:s/>Stateless Nodes</text:h>
      <text:list text:style-name="L4">
        <text:list-header>
          <text:p text:style-name="P44"/>
        </text:list-header>
        <text:list-item>
          <text:p text:style-name="P44">Use <text:reference-ref text:reference-format="text" text:ref-name="Configure the Service Node BMCs and Discover MACs">Configure the Service Node BMCs and Discover MACs</text:reference-ref> <text:s/>as an example for defining your BMC-base stateless nodes </text:p>
        </text:list-item>
        <text:list-item>
          <text:p text:style-name="P44">Follow <text:s text:c="2"/><text:reference-ref text:reference-format="text" text:ref-name="Set Up Services on the Management Node">Set Up Services on the Management Node</text:reference-ref> to configure the management node</text:p>
        </text:list-item>
        <text:list-item>
          <text:p text:style-name="P44">Follow <text:reference-ref text:reference-format="text" text:ref-name="1.0Build and Boot the LS21 and QS22 Stateless Images">Build and Boot the LS21 and QS22 Stateless Images</text:reference-ref> to boot the stateless nodes</text:p>
        </text:list-item>
        <text:list-item>
          <text:p text:style-name="P44">Optionally follow <text:reference-ref text:reference-format="text" text:ref-name="Install Torque">Install  Torque</text:reference-ref> and <text:reference-ref text:reference-format="text" text:ref-name="1.0Set Up Moab">Set Up Moab</text:reference-ref> to <text:s/>install Torque and Moab</text:p>
        </text:list-item>
      </text:list>
      <text:p text:style-name="Standard"/>
      <text:h text:style-name="Heading_20_3" text:outline-level="3">Simple BladeCenter Cluster – Stateful or Stateless Nodes</text:h>
      <text:list text:style-name="L4">
        <text:list-header>
          <text:p text:style-name="P164">Instructions for installation of a BladeCenter configuration are contained in the <text:a xlink:type="simple" xlink:href="https://xcat.svn.sourceforge.net/svnroot/xcat/xcat-core/trunk/xCAT-client/share/doc/xCAT2bladecenter.pdf"><text:span text:style-name="T1">BladeCenter How-to.</text:span></text:a></text:p>
        </text:list-header>
      </text:list>
      <text:p text:style-name="Text_20_body"/>
      <text:h text:style-name="Heading_20_3" text:outline-level="3"><text:soft-page-break/>Hierarchical Cluster - Stateless Nodes</text:h>
      <text:list text:style-name="L5">
        <text:list-item>
          <text:p text:style-name="P49">Follow essentially the whole document, but the following sections are optional, depending on your environment:</text:p>
          <text:list>
            <text:list-item>
              <text:p text:style-name="P49">If you do not have QS22 blades, skip chapter 8 and chapter 10 and the parts of chapter 9 that refer to QS22.</text:p>
            </text:list-item>
            <text:list-item>
              <text:p text:style-name="P49">If you do not want to use NFS Hybrid mode, skip chapter 11.</text:p>
            </text:list-item>
          </text:list>
        </text:list-item>
      </text:list>
      <text:p text:style-name="Standard"/>
      <text:h text:style-name="Heading_20_2" text:outline-level="2">Other Documentation Available</text:h>
      <text:list text:style-name="L6">
        <text:list-item>
          <text:p text:style-name="P150">xCAT web site: <text:s/><text:a xlink:type="simple" xlink:href="http://xcat.sf.net/">http://xcat.sf.net/</text:a> </text:p>
        </text:list-item>
        <text:list-item>
          <text:p text:style-name="P52">xCAT <text:s/>documentation start at : <text:a xlink:type="simple" xlink:href="https://xcat.svn.sourceforge.net/svnroot/xcat/xcat-core/trunk/xCAT-client/share/doc/xCAT2top.pdf">xCATtop </text:a><text:a xlink:type="simple" xlink:href="https://xcat.svn.sourceforge.net/svnroot/xcat/xcat-core/trunk/xCAT-client/share/doc/xCAT2top.pdf"><text:s/></text:a><text:s/></text:p>
        </text:list-item>
        <text:list-item>
          <text:p text:style-name="P150">xCAT wiki: <text:s/><text:a xlink:type="simple" xlink:href="http://xcat.wiki.sourceforge.net/">http://xcat.wiki.sourceforge.net/</text:a> </text:p>
        </text:list-item>
      </text:list>
      <text:p text:style-name="Text_20_body"/>
      <text:p text:style-name="Standard"/>
      <text:h text:style-name="Heading_20_2" text:outline-level="2">Cluster Naming Conventions Used in This Document</text:h>
      <text:p text:style-name="Text_20_body">Throughout this doc, an example node naming convention is used to demonstrate how to use your naming patterns to reduce the amount of input you need to give to xCAT. <text:s/>The example name convention is:</text:p>
      <text:list text:style-name="L7">
        <text:list-item>
          <text:p text:style-name="P152">All node names begin with “rr”.</text:p>
        </text:list-item>
        <text:list-item>
          <text:p text:style-name="P152">The cluster is divided into management sub-domains called connected units (CU). <text:s/>Each CU has its own subnet (and broadcast domain) and is designated by a single letter. <text:s/>So the 1<text:span text:style-name="T15">st</text:span> CU is rra, the 2<text:span text:style-name="T15">nd</text:span> rrb, etc.</text:p>
        </text:list-item>
        <text:list-item>
          <text:p text:style-name="P152">Within each CU, the nodes are grouped into threes (designated by a, b, c) and then the groups are numbered sequentially: <text:s/>rra001a, rra001b, rra001c, rra002a, etc. <text:s/>In this particular example, the “a” node is an opteron node, and the “b” and “c” nodes are accelerator Cell nodes for the opteron node.</text:p>
        </text:list-item>
        <text:list-item>
          <text:p text:style-name="P152">Each CU has a service node that acts as an assistant management node on behalf of the main management node. <text:s/>The service node has 2 ethernet adapters: <text:s/>the adapter on the management node side is named, for example, rra000-m, and the adapter on the CU compute node side is named, for example, rra000.</text:p>
        </text:list-item>
        <text:list-item>
          <text:p text:style-name="P152">The BladeCenter chassis within each CU are numbered sequentially, e.g. bca01, bca02, etc.</text:p>
        </text:list-item>
      </text:list>
      <text:p text:style-name="Standard"><text:s text:c="2"/></text:p>
      <text:list text:style-name="L1" text:continue-numbering="true">
        <text:list-item>
          <text:list text:continue-numbering="true">
            <text:list-item>
              <text:list text:continue-numbering="true">
                <text:list-header>
                  <text:h text:style-name="P63" text:outline-level="3" text:is-list-header="true"/>
                </text:list-header>
              </text:list>
            </text:list-item>
          </text:list>
        </text:list-item>
        <text:list-item>
          <text:h text:style-name="P87" text:outline-level="1">Download Linux Distro ISOs and Create Repository</text:h>
        </text:list-item>
      </text:list>
      <text:p text:style-name="Standard"/>
      <text:list text:style-name="L1" text:continue-numbering="true">
        <text:list-item>
          <text:list text:continue-numbering="true">
            <text:list-item>
              <text:h text:style-name="P101" text:outline-level="2"><text:soft-page-break/>Create Fedora repository </text:h>
            </text:list-item>
          </text:list>
        </text:list-item>
      </text:list>
      <text:h text:style-name="Heading_20_2" text:outline-level="2" text:is-list-header="true"/>
      <text:list text:style-name="WW8Num9">
        <text:list-item>
          <text:p text:style-name="List_20_Number">Download Fedora ISOs or load your OS's DVD's of <text:s/>the appropriate architecture ( e.g. x86_64, ppc) and place in a directory:</text:p>
          <text:p text:style-name="List_20_Number"/>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
      <text:list text:style-name="WW8Num9" text:continue-numbering="true">
        <text:list-item>
          <text:p text:style-name="List_20_Number">Run copycds <text:s/>to setup the install directory for the node diskfull/diskless boots. The copycds commands will copy the contents of <text:s/>to /install/fedora8/&lt;arch&gt;.</text:p>
        </text:list-item>
      </text:list>
      <text:p text:style-name="Code_20_Indented"/>
      <text:p text:style-name="Code_20_Indented">cd /root/xcat2</text:p>
      <text:p text:style-name="Code_20_Indented">copycds Fedora-8-x86_64-DVD.iso</text:p>
      <text:p text:style-name="Standard"/>
      <text:list text:style-name="WW8Num9" text:continue-numbering="true">
        <text:list-item>
          <text:p text:style-name="List_20_Number">Create the *.repo file</text:p>
          <text:p text:style-name="List_20_Number"/>
        </text:list-item>
      </text:list>
      <text:p text:style-name="Code_20_Indented">cd /etc/yum.repos.d</text:p>
      <text:p text:style-name="Code_20_Indented">Create fedora.repo with contents:</text:p>
      <text:p text:style-name="Code_20_Indented"/>
      <text:p text:style-name="Code_20_Indented">[fedora]</text:p>
      <text:p text:style-name="Code_20_Indented">name=Fedora $releasever - $basearch</text:p>
      <text:p text:style-name="Code_20_Indented">baseurl=file:///install/fedora8/x86_64</text:p>
      <text:p text:style-name="Code_20_Indented">enabled=1</text:p>
      <text:p text:style-name="Code"/>
      <text:p text:style-name="P34"/>
      <text:p text:style-name="P34"/>
      <text:list text:style-name="L8">
        <text:list-item>
          <text:list>
            <text:list-header>
              <text:h text:style-name="P102" text:outline-level="2" text:is-list-header="true"/>
            </text:list-header>
          </text:list>
        </text:list-item>
      </text:list>
      <text:p text:style-name="P4"/>
      <text:list text:style-name="WW8Num9" text:continue-numbering="true">
        <text:list-item>
          <text:p text:style-name="List_20_Number">Install createrepo (not needed on SLES):</text:p>
          <text:p text:style-name="List_20_Number"/>
        </text:list-item>
      </text:list>
      <text:p text:style-name="Code_20_Indented">yum install createrepo</text:p>
      <text:list text:style-name="WW8Num9" text:continue-numbering="true">
        <text:list-item>
          <text:p text:style-name="List_20_Number">Run createrepo</text:p>
          <text:p text:style-name="List_20_Number"/>
        </text:list-item>
      </text:list>
      <text:p text:style-name="Code_20_Indented">cd /install/fedora8/x86_64</text:p>
      <text:p text:style-name="Code_20_Indented">createrepo .<text:line-break/></text:p>
      <text:p text:style-name="Code_20_Indented"/>
      <text:list text:style-name="L8" text:continue-numbering="true">
        <text:list-item>
          <text:list text:continue-numbering="true">
            <text:list-item>
              <text:h text:style-name="P103" text:outline-level="2">Create SLES repository</text:h>
            </text:list-item>
          </text:list>
        </text:list-item>
      </text:list>
      <text:p text:style-name="Standard">On SLES, copy the SLES ISO images to the Management Node.</text:p>
      <text:p text:style-name="Standard"/>
      <text:p text:style-name="Code">mkdir /iso</text:p>
      <text:p text:style-name="Code"><text:soft-page-break/>copy <text:span text:style-name="T12">SLES11-DVD-ppc-GM-DVD1.iso</text:span></text:p>
      <text:p text:style-name="Code"><text:s/>to /iso/</text:p>
      <text:p text:style-name="Code">mkdir /iso/1</text:p>
      <text:p text:style-name="Code">cd /iso</text:p>
      <text:p text:style-name="Code">mount -o loop <text:span text:style-name="T12">SLES11-DVD-ppc-GM-DVD1.iso 1</text:span></text:p>
      <text:p text:style-name="Code"><text:s/></text:p>
      <text:p text:style-name="Code"/>
      <text:p text:style-name="Standard"/>
      <text:p text:style-name="Code"><text:span text:style-name="T19">zypper ar </text:span><text:a xlink:type="simple" xlink:href="/iso/1"><text:span text:style-name="T19">file:///iso/1</text:span></text:a><text:span text:style-name="T19"> sles11</text:span></text:p>
      <text:list text:style-name="L1" text:continue-numbering="true">
        <text:list-item>
          <text:list text:continue-numbering="true">
            <text:list-header>
              <text:h text:style-name="P101" text:outline-level="2" text:is-list-header="true"/>
            </text:list-header>
          </text:list>
        </text:list-item>
        <text:list-item>
          <text:h text:style-name="P87"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having a pool of service nodes, any of which can respond to an installation request from a compute node. <text:s/></text:p>
      <text:p text:style-name="Standard"/>
      <text:p text:style-name="Standard">The service nodes need to communicate with the xCAT 2 database on the Management Node and run xCAT commands to install the nodes. <text:s text:c="2"/>The service node will be installed with the xCAT code and <text:s/>requires that the PostgreSQL or MySQL Database be set up instead of the SQLite Default database. <text:s/>PostgreSQL and MySQL allows a remote client to be set up on the service node such that the service node can access (read/write) the database on the Management Node. <text:s/>We will use PostgreSQL in our example. <text:s text:c="3"/></text:p>
      <text:p text:style-name="Body_20_Text_20_First_20_Indent">Instructions for setting up a MySQL data base for xCAT <text:s/>are found in the <text:s/><text:a xlink:type="simple" xlink:href="https://xcat.svn.sourceforge.net/svnroot/xcat/xcat-core/trunk/xCAT-client/share/doc/xCAT2.SetupMySQL.pdf">xCAT2.1 MySQL setup </text:a><text:s/>documentation. </text:p>
      <text:p text:style-name="Standard"/>
      <text:p text:style-name="P22">If you do not plan on using service nodes, <text:s/>you can skip this chapter <text:reference-ref text:reference-format="chapter" text:ref-name="xCAT Hierarchy using Service nodes">3</text:reference-ref> and continue to use the SQLite Default database.</text:p>
      <text:p text:style-name="Standard"/>
      <text:list text:style-name="L1" text:continue-numbering="true">
        <text:list-item>
          <text:list text:continue-numbering="true">
            <text:list-item>
              <text:h text:style-name="P101" text:outline-level="2">Switching to <text:s/>PostgreSQL Database</text:h>
            </text:list-item>
          </text:list>
        </text:list-item>
      </text:list>
      <text:p text:style-name="Standard"/>
      <text:p text:style-name="Standard">To set up the postgresql database on the Management Node follow these steps. </text:p>
      <text:p text:style-name="Standard"/>
      <text:p text:style-name="Standard">This example assumes:</text:p>
      <text:list text:style-name="L9">
        <text:list-item>
          <text:p text:style-name="P53">11.16.0.1: <text:s/>IP of management node (cluster-facing NIC)</text:p>
        </text:list-item>
        <text:list-item>
          <text:p text:style-name="P53">xcatdb: <text:s/>database name</text:p>
        </text:list-item>
        <text:list-item>
          <text:p text:style-name="P53">xcatadmin: <text:s/>database role (aka user)</text:p>
        </text:list-item>
        <text:list-item>
          <text:p text:style-name="P53">cluster: <text:s/>database password</text:p>
        </text:list-item>
        <text:list-item>
          <text:p text:style-name="P53">11.16.1.230 &amp; 11.16.2.230: <text:s/>service nodes (mgmt node facing NIC)</text:p>
        </text:list-item>
      </text:list>
      <text:p text:style-name="Text_20_body_20_indent">Substitute your addresses and desired userid , password and database name as appropriate.</text:p>
      <text:p text:style-name="Standard"/>
      <text:p text:style-name="Standard"><text:soft-page-break/>The following rpms should be installed from the Fedora8 media on the Management Node (and service node when installed). <text:s/>These are required for postgresql. </text:p>
      <text:p text:style-name="P62"/>
      <text:list text:style-name="WW8Num9">
        <text:list-item text:start-value="1">
          <text:p text:style-name="List_20_Number_20_Code">yum install perl-DBD-Pg postgresql-server postgresql <text:s/># or use zypper for SLES</text:p>
        </text:list-item>
      </text:list>
      <text:p text:style-name="P8"/>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item>
          <text:p text:style-name="List_20_Number_20_Code">service postgresql start</text:p>
        </text:list-item>
        <text:list-item>
          <text:p text:style-name="List_20_Number_20_Code">su - postgres</text:p>
        </text:list-item>
        <text:list-item>
          <text:p text:style-name="List_20_Number_20_Code">createuser -SDRP xcatadmin<text:line-break/>Enter password for new role: cluster<text:line-break/>Enter it again: cluster</text:p>
        </text:list-item>
        <text:list-item>
          <text:p text:style-name="List_20_Number_20_Code">createdb -O xcatadmin xcatdb</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line-break/>Lines should look like this (with your IP addresses substituted). <text:s text:c="2"/>This allows the service nodes to access the DB.</text:p>
      <text:p text:style-name="Code_20_Indented">local all all ident sameuser</text:p>
      <text:p text:style-name="Code_20_Indented"># IPv4 local connections:</text:p>
      <text:p text:style-name="Code_20_Indented">host all all 127.0.0.1/32 md5</text:p>
      <text:p text:style-name="Code_20_Indented">host all all 11.16.0.1/32 md5</text:p>
      <text:p text:style-name="Code_20_Indented">host all all 11.16.1.230/32 md5</text:p>
      <text:p text:style-name="Code_20_Indented">host all all 11.16.2.230/32 md5</text:p>
      <text:p text:style-name="Code_20_Indented"/>
      <text:p text:style-name="Text_20_body_20_indent">where 11.16.0.1 is the MN and 11.16.1.230 and 11.16.2.230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listen_addresses = '*' <text:s text:c="2"/># This allows remote access. </text:p>
      <text:p text:style-name="P30">Note: Be sure to uncomment the line</text:p>
      <text:p text:style-name="Text_20_body"/>
      <text:list text:style-name="WW8Num9" text:continue-numbering="true">
        <text:list-item>
          <text:p text:style-name="List_20_Number_20_Code">service postgresql restart</text:p>
        </text:list-item>
        <text:list-item>
          <text:p text:style-name="List_20_Number_20_Code">chkconfig postgresql on</text:p>
        </text:list-item>
      </text:list>
      <text:p text:style-name="Text_20_body"/>
      <text:list text:style-name="WW8Num9" text:continue-numbering="true">
        <text:list-item>
          <text:p text:style-name="List_20_Number">Backup <text:s/>your data to migrate to the new database. <text:s/>(This is required even if you have not added anything to your xCAT database yet. <text:s/>Required default entries were created when the xCAT RPMs were installed on the management node which, and they must be migrated to the new postgresql database.)<text:line-break/></text:p>
        </text:list-item>
      </text:list>
      <text:p text:style-name="Code_20_Indented">mkdir -p ~/xcat-dbback</text:p>
      <text:p text:style-name="Code_20_Indented">dumpxCATdb -p ~/xcat-dbback</text:p>
      <text:p text:style-name="Code_20_Indented"/>
      <text:list text:style-name="WW8Num9" text:continue-numbering="true">
        <text:list-item>
          <text:p text:style-name="List_20_Number"><text:soft-page-break/>/etc/xcat/cfgloc should contain the following line, substituting your specific info. This points the xCAT database access code to the new database. </text:p>
        </text:list-item>
      </text:list>
      <text:p text:style-name="Text_20_body_20_indent"/>
      <text:p text:style-name="Code_20_Indented">Pg:dbname=xcatdb;host=11.16.0.1|xcatadmin|cluster</text:p>
      <text:p text:style-name="Text_20_body"/>
      <text:list text:style-name="WW8Num9" text:continue-numbering="true">
        <text:list-item>
          <text:p text:style-name="List_20_Number">Copy /etc/xcat/cfgloc <text:s/>to /install/postscripts/etc/xcat/cfgloc for installation on the service nodes. </text:p>
        </text:list-item>
      </text:list>
      <text:p text:style-name="Code_20_Indented">mkdir -p /install/postscripts/etc/xcat</text:p>
      <text:p text:style-name="Code_20_Indented">cp /etc/xcat/cfgloc /install/postscripts/etc/xcat/cfgloc</text:p>
      <text:p text:style-name="Code_20_Indented">chmod 700 /etc/xcat/cfgloc</text:p>
      <text:p text:style-name="P29"/>
      <text:list text:style-name="WW8Num9" text:continue-numbering="true">
        <text:list-item>
          <text:p text:style-name="List_20_Number">Restore your database to postgresql (bypass mode runs the command without xcatd):</text:p>
        </text:list-item>
      </text:list>
      <text:p text:style-name="Code_20_Indented">XCATBYPASS=1 restorexCATdb -p ~/xcat-dbback</text:p>
      <text:list text:style-name="WW8Num9" text:continue-numbering="true">
        <text:list-header>
          <text:p text:style-name="P36"/>
        </text:list-header>
        <text:list-item>
          <text:p text:style-name="List_20_Number">Start the xcatd daemon using the postgresql database</text:p>
        </text:list-item>
      </text:list>
      <text:p text:style-name="Code_20_Indented">service xcatd restart</text:p>
      <text:p text:style-name="Text_20_body_20_indent"/>
      <text:list text:style-name="WW8Num9" text:continue-numbering="true">
        <text:list-item>
          <text:p text:style-name="List_20_Number">Run this command to get the correct management node name known by ssl:</text:p>
        </text:list-item>
      </text:list>
      <text:p text:style-name="Code_20_Indented">openssl x509 -text -in /etc/xcat/cert/server-cert.pem -noout|grep Subject:</text:p>
      <text:p text:style-name="Text_20_body_20_indent">this will display something like:</text:p>
      <text:p text:style-name="Code_20_Indented">Subject: CN=mgt.cluster</text:p>
      <text:p text:style-name="P35"/>
      <text:list text:style-name="WW8Num9" text:continue-numbering="true">
        <text:list-item>
          <text:p text:style-name="List_20_Number">Update the policy table with mgt.cluster output from the command: </text:p>
        </text:list-item>
      </text:list>
      <text:p text:style-name="Code_20_Indented">chtab priority=5 policy.name=&lt;mgt.cluster&gt; policy.rule=allow</text:p>
      <text:p text:style-name="Text_20_body_20_indent">Note: <text:s/>this name must be an MN name that is known by the service nodes. </text:p>
      <text:p text:style-name="Text_20_body_20_indent"/>
      <text:list text:style-name="WW8Num9" text:continue-numbering="true">
        <text:list-item>
          <text:p text:style-name="List_20_Number">Make sure the site table has at least the following settings (using tabdump, tabedit, chtab):</text:p>
        </text:list-item>
      </text:list>
      <text:p text:style-name="Text_20_body"/>
      <text:p text:style-name="Code_20_Indented">#key,value,comments,disable</text:p>
      <text:p text:style-name="Code_20_Indented">"xcatiport","3002",,</text:p>
      <text:p text:style-name="Code_20_Indented">"xcatdport","3001",,</text:p>
      <text:p text:style-name="Code_20_Indented">"master","mn20",,</text:p>
      <text:p text:style-name="Text_20_body_20_indent">where mn20 is the hostname of the management node as known by the service nodes.</text:p>
      <text:p text:style-name="Text_20_body"/>
      <text:list text:style-name="WW8Num9" text:continue-numbering="true">
        <text:list-item>
          <text:p text:style-name="List_20_Number">Verify the policy table contains at least:</text:p>
        </text:list-item>
      </text:list>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101" text:outline-level="2"><text:soft-page-break/>Define the <text:s/>service nodes in the database</text:h>
            </text:list-item>
          </text:list>
        </text:list-item>
      </text:list>
      <text:p text:style-name="P37">For this example, we have two service nodes: <text:s/>rra000 and rrb000. <text:s/>(The adapters on the service nodes that the management node will use to manage them are rra000-m and rrb000-m, respectively. <text:s/>The bonded adapters on the service nodes that will communicate with their respective compute nodes are rra000 and rrb000, respectively.) <text:s/>To add the service nodes to the database run the following commands. <text:s text:c="2"/>Note: service nodes are required to be defined with group “service”. <text:s text:c="2"/>Some of the commands in this document use the group “service” to update all service nodes. </text:p>
      <text:p text:style-name="P37"/>
      <text:p text:style-name="P10">Note: <text:s/><text:span text:style-name="T9">For table attribute descriptions, run “tabdump -d &lt;table name&gt;”. <text:s/>Also, 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 syntax.</text:span></text:p>
      <text:list text:style-name="L1" text:continue-numbering="true">
        <text:list-item>
          <text:list text:continue-numbering="true">
            <text:list-item>
              <text:list text:continue-numbering="true">
                <text:list-item>
                  <text:h text:style-name="P63" text:outline-level="3">Add Service Nodes to the nodelist Table</text:h>
                </text:list-item>
              </text:list>
            </text:list-item>
          </text:list>
        </text:list-item>
      </text:list>
      <text:p text:style-name="Standard"/>
      <text:p text:style-name="Code">nodeadd rra000-m,rrb000-m groups=service,ipmi,all</text:p>
      <text:p text:style-name="Standard"/>
      <text:list text:style-name="L1" text:continue-numbering="true">
        <text:list-item>
          <text:list text:continue-numbering="true">
            <text:list-item>
              <text:list text:continue-numbering="true">
                <text:list-item>
                  <text:h text:style-name="P63" text:outline-level="3"><text:reference-mark-start text:name="Set Attributes of the Service Nodes"/><text:reference-mark-start text:name="1.1.1Set Attributes of the Service Nodes"/>Set Attributes of the Service Nodes<text:reference-mark-end text:name="1.1.1Set Attributes of the Service Nodes"/><text:reference-mark-end text:name="Set Attributes of the Service Nodes"/></text:h>
                </text:list-item>
              </text:list>
            </text:list-item>
          </text:list>
        </text:list-item>
      </text:list>
      <text:p text:style-name="Standard">You can use the chdef command to set many attributes of the service nodes without having to know which database tables the attributes need to go in. <text:s/>To do this, create a file called service.attributes with the following contents:</text:p>
      <text:p text:style-name="Standard"/>
      <text:p text:style-name="Code">service:</text:p>
      <text:p text:style-name="Code"><text:s/>objtype=group</text:p>
      <text:p text:style-name="Code"># nodehm attributes (for hw control)</text:p>
      <text:p text:style-name="Code"><text:s/>mgt=ipmi</text:p>
      <text:p text:style-name="Code"><text:s/>cons=ipmi</text:p>
      <text:p text:style-name="Code"><text:s/>serialport=0</text:p>
      <text:p text:style-name="Code"><text:s/>serialspeed=19200</text:p>
      <text:p text:style-name="Code"><text:s/>serialflow=hard</text:p>
      <text:p text:style-name="Code"># ipmi attributes (the reg expression means remove "-m" and add "-bmc")</text:p>
      <text:p text:style-name="Code"><text:s/>bmc=<text:bookmark-start text:name="DDE_LINK1"/>"<text:bookmark-end text:name="DDE_LINK1"/>|^(.+)-m$|($1)-bmc|"</text:p>
      <text:p text:style-name="Code"><text:s/>bmcpassword=PASSW0RD</text:p>
      <text:p text:style-name="Code"><text:s/>bmcusername=USERID</text:p>
      <text:p text:style-name="Code"># nodetype attributes (what OS image to use for deployment)</text:p>
      <text:p text:style-name="Code"><text:s/>os=fedora8</text:p>
      <text:p text:style-name="Code"><text:s/>arch=x86_64</text:p>
      <text:p text:style-name="Code"><text:s/>profile=service</text:p>
      <text:p text:style-name="Code"><text:s/>nodetype=osi</text:p>
      <text:p text:style-name="Code"># noderes attributes (controls how deployment is done)</text:p>
      <text:p text:style-name="Code"><text:s/>netboot=pxe</text:p>
      <text:p text:style-name="Code"><text:s/>installnic=eth0</text:p>
      <text:p text:style-name="Code"><text:s/>primarynic=eth0</text:p>
      <text:p text:style-name="Code"># chain attributes (controls what happens when a new node is discovered)</text:p>
      <text:p text:style-name="Code"><text:s/>chain="runcmd=bmcsetup,standby"</text:p>
      <text:p text:style-name="Code"><text:s/>ondiscover=nodediscover</text:p>
      <text:p text:style-name="Code"># servicenode attributes (what services get started/configured on the </text:p>
      <text:p text:style-name="Code"># service nodes. <text:s/>Updates the servicenode table.</text:p>
      <text:p text:style-name="Code"># turn off any you don't need, just make sure your compute nodes don't refer</text:p>
      <text:p text:style-name="Code"><text:soft-page-break/># to them in their noderes attributes</text:p>
      <text:p text:style-name="Code"><text:s/>setupnameserver=1</text:p>
      <text:p text:style-name="Code"><text:s/>setupdhcp=1</text:p>
      <text:p text:style-name="Code"><text:s/>setuptftp=1</text:p>
      <text:p text:style-name="Code"><text:s/>setupnfs=1</text:p>
      <text:p text:style-name="Code"><text:s/>setupconserver=1</text:p>
      <text:p text:style-name="Code"><text:s/>setupldap=1</text:p>
      <text:p text:style-name="Code"><text:s/>setupntp=1</text:p>
      <text:p text:style-name="Code"><text:s/>setupftp=1</text:p>
      <text:p text:style-name="Code"># postscript attributes (customization scripts to run after deployment)</text:p>
      <text:p text:style-name="Code"># configeth is a sample script to configure the 2nd ethernet NIC on the service</text:p>
      <text:p text:style-name="Code"># node. <text:s/>It should be modified to fit your specific environment.</text:p>
      <text:p text:style-name="Code"><text:s/>postscripts=configeth,servicenode,xcatserver,xcatclient</text:p>
      <text:p text:style-name="Standard"/>
      <text:p text:style-name="Standard">Then run:</text:p>
      <text:p text:style-name="Code">cat service.attributes | chdef -z</text:p>
      <text:p text:style-name="Standard"/>
      <text:p text:style-name="Standard">You can also provide attribute values directly as command line arguments to chdef, if you are only changing a few. <text:s/>To list the attributes of the service group, run:</text:p>
      <text:p text:style-name="Code">lsdef -t group -l service</text:p>
      <text:p text:style-name="Standard"/>
      <text:p text:style-name="Text_20_body">To add your own postscripts to further customize the service nodes, see <text:reference-ref text:reference-format="chapter" text:ref-name="Appendix:  Customizing Your Nodes by Creating Your Own Postscripts">14</text:reference-ref> <text:reference-ref text:reference-format="text" text:ref-name="Appendix:  Customizing Your Nodes by Creating Your Own Postscripts">Appendix:  Customizing Your Nodes by Creating Your Own Postscripts</text:reference-ref>.</text:p>
      <text:list text:style-name="L1" text:continue-numbering="true">
        <text:list-item>
          <text:list text:continue-numbering="true">
            <text:list-item>
              <text:list text:continue-numbering="true">
                <text:list-item>
                  <text:list text:continue-numbering="true">
                    <text:list-item>
                      <text:h text:style-name="P80" text:outline-level="4">Services setup on the Service Node ( restarting xcatd) </text:h>
                    </text:list-item>
                  </text:list>
                </text:list-item>
              </text:list>
            </text:list-item>
          </text:list>
        </text:list-item>
      </text:list>
      <text:p text:style-name="Standard">You chose the services that you would like started on your service node by setting the attributes in the servicenode table in <text:reference-ref text:reference-format="text" text:ref-name="Set Attributes of the Service Nodes">Set Attributes of the Service Nodes</text:reference-ref>. <text:s text:c="3"/>When the xcatd daemon is started or restarted on the service node, <text:s/>a check will be make that the services from this table are configured and running and will <text:s/>stop and start the service as appropriate. <text:s text:c="3"/>If you do not wish this check to be done, and the service not to be restarted, <text:s text:c="2"/>use the “reload” option when starting the daemon on the service node.</text:p>
      <text:p text:style-name="Standard"/>
      <text:p text:style-name="Code">xcatd -r </text:p>
      <text:list text:style-name="L1" text:continue-numbering="true">
        <text:list-item>
          <text:list text:continue-numbering="true">
            <text:list-item>
              <text:list text:continue-numbering="true">
                <text:list-item>
                  <text:h text:style-name="P63" text:outline-level="3"><text:reference-mark-start text:name="Configure the Service Node BMCs and Discover MACs"/><text:reference-mark-start text:name="1.1.1Configure the Service Node BMCs and Discover MACs"/>Configure the Service Node BMCs and Discover MACs<text:reference-mark-end text:name="1.1.1Configure the Service Node BMCs and Discover MACs"/><text:reference-mark-end text:name="Configure the Service Node BMCs and Discover MACs"/></text:h>
                </text:list-item>
              </text:list>
            </text:list-item>
          </text:list>
        </text:list-item>
      </text:list>
      <text:list text:style-name="WW8Num9">
        <text:list-item text:start-value="1">
          <text:p text:style-name="List_20_Number">Set up the switch table so xCAT knows what nodename to associate with each port on the switch. <text:s/>For example:</text:p>
        </text:list-item>
      </text:list>
      <text:p text:style-name="Code_20_Indented">chtab node=rra000-m switch.switch=11.16.255.254 switch.port=1/0/26</text:p>
      <text:list text:style-name="WW8Num9" text:continue-numbering="true">
        <text:list-item>
          <text:p text:style-name="List_20_Number">(The chain table for service node discovery was already defined above.)<text:bookmark-start text:name="DDE_LINK"/><text:bookmark-end text:name="DDE_LINK"/></text:p>
        </text:list-item>
        <text:list-item>
          <text:p text:style-name="List_20_Number">Manually power up the service nodes. <text:s/>All nodes will be network booted (you can watch /var/log/messages for DHCP and TFTP traffic). <text:s/>Within a few seconds of booting to the network, any BMCs should be configured and be set up to allow ssh.</text:p>
        </text:list-item>
        <text:list-item>
          <text:p text:style-name="List_20_Number">Verify the results. <text:s/>This command <text:span text:style-name="T10">should show interesting data after discovery:</text:span></text:p>
        </text:list-item>
      </text:list>
      <text:p text:style-name="Code_20_Indented">nodels &lt;noderange&gt; vpd.serial vpd.mtm mac.mac </text:p>
      <text:p text:style-name="Standard"/>
      <text:list text:style-name="L1" text:continue-numbering="true">
        <text:list-item>
          <text:list text:continue-numbering="true">
            <text:list-item>
              <text:list text:continue-numbering="true">
                <text:list-item>
                  <text:h text:style-name="P63" text:outline-level="3">Set Necessary Attributes in site Table</text:h>
                </text:list-item>
              </text:list>
            </text:list-item>
          </text:list>
        </text:list-item>
      </text:list>
      <text:p text:style-name="Standard"/>
      <text:p text:style-name="Code"><text:soft-page-break/>chtab key=defserialport site.value=0</text:p>
      <text:p text:style-name="Code">chtab key=defserialspeed site.value=19200</text:p>
      <text:p text:style-name="Text_20_body"/>
      <text:p text:style-name="Text_20_body">If you are <text:span text:style-name="T7">not</text:span> using the NFS-hybrid method of stateless booting you compute nodes, set the installloc attribute to “/install”. <text:s/>This instructs the service node to mount /install from the management node. <text:s/>(If you don't do this, you have to manually sync /install between the management node and the service nodes.)</text:p>
      <text:p text:style-name="Code">chtab key=installloc site.value=/install</text:p>
      <text:p text:style-name="Standard"/>
      <text:list text:style-name="L1" text:continue-numbering="true">
        <text:list-item>
          <text:h text:style-name="P87" text:outline-level="1"><text:reference-mark-start text:name="Set Up Services on the Management Node"/>Set Up Services on the Management Node<text:reference-mark-end text:name="Set Up Services on the Management Node"/></text:h>
          <text:list>
            <text:list-item>
              <text:h text:style-name="P101" text:outline-level="2"><text:reference-mark-start text:name="1.1Set Up networks Table"/>Set Up networks Table<text:reference-mark-end text:name="1.1Set Up networks Table"/></text:h>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We will update the entry for the network the management node uses to communicate to the service nodes, and create one for each CU.</text:p>
      <text:p text:style-name="Code">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7.0.1 <text:s/>networks.dynamicrange=11.17.1.200-11.17.1.250</text:p>
      <text:p text:style-name="Code">chtab net=11.18.0.0 networks.netname=cubnet networks.mask=255.255.0.0 networks.mgtifname=eth1 networks.gateway=11.18.255.254 networks.dhcpserver=11.18.0.1 networks.tftpserver=11.18.0.1 networks.nameservers=11.18.0.1 <text:s/>networks.dynamicrange=11.18.1.200-11.18.1.250</text:p>
      <text:p text:style-name="Text_20_body"/>
      <text:p text:style-name="Text_20_body">You can have xCAT ignore any table entry by setting the <text:span text:style-name="T6">disable</text:span> attribute. <text:s/>For example, if you have a public network defined, and you want to disable the entry for the public network (connected to the outside world):</text:p>
      <text:p text:style-name="Code">chtab net=9.114.88.160 networks.netname=public networks.disable=1</text:p>
      <text:p text:style-name="Standard"/>
      <text:p text:style-name="Text_20_body">Set <text:s/>domain in the site table:</text:p>
      <text:p text:style-name="Code"/>
      <text:p text:style-name="Code">chtab key=domain site.value=cluster.net <text:s text:c="2"/># domain part of the node hostnames</text:p>
      <text:p text:style-name="P2"/>
      <text:p text:style-name="Standard"/>
      <text:list text:style-name="L1" text:continue-numbering="true">
        <text:list-item>
          <text:list text:continue-numbering="true">
            <text:list-item>
              <text:h text:style-name="P101" text:outline-level="2">Set Up DHCP</text:h>
            </text:list-item>
          </text:list>
        </text:list-item>
      </text:list>
      <text:p text:style-name="Text_20_body">The dynamic ranges for the networks were set up already in section <text:reference-ref text:reference-format="chapter" text:ref-name="1.1Set Up networks Table">4.1</text:reference-ref> <text:reference-ref text:reference-format="text" text:ref-name="1.1Set Up networks Table">Set Up networks Table</text:reference-ref>. <text:s/>Now you should d<text:span text:style-name="T3">efine the dhcp interfaces in site table if you want to limit which NICs dhcpd will listen on. <text:s/>We use this weird value because our MN uses eth4 to communicate with the service nodes, and the service nodes use eth1 to communicate with the compute nodes.</text:span></text:p>
      <text:p text:style-name="P11"><text:soft-page-break/>The interface is </text:p>
      <text:p text:style-name="P11">chtab key=dhcpinterfaces site.value='&lt;node or nodegroup&gt;|nic;&lt;node or nodegroup&gt;|nic;...&gt;</text:p>
      <text:p text:style-name="P11">For example: <text:s/>if you set dhcpinterfaces as in the example, <text:s/>only eth4 will be setup for mn20 and only eth1 will be setup for all nodes in the service node group. Note only mn20, the management node is not defined in the database; all other entries should be defined nodes or nodegroups. </text:p>
      <text:p text:style-name="P15">chtab key=dhcpinterfaces site.value='mn20|eth4;service|eth1'</text:p>
      <text:p text:style-name="P15">tabdump -d site <text:s/>will give more information on the dhcpinterfaces attribute. </text:p>
      <text:p text:style-name="Code"/>
      <text:p text:style-name="Standard">Add the relevant networks to DHCP:</text:p>
      <text:p text:style-name="Code">makedhcp -n <text:s text:c="8"/># will automatically restart dhcpd</text:p>
      <text:p text:style-name="Standard"/>
      <text:p text:style-name="Standard">If you defined service nodes, add them to DHCP:</text:p>
      <text:p text:style-name="Code">makedhcp -a</text:p>
      <text:list text:style-name="L1" text:continue-numbering="true">
        <text:list-item>
          <text:list text:continue-numbering="true">
            <text:list-item>
              <text:h text:style-name="P101" text:outline-level="2">Set Up NTP</text:h>
            </text:list-item>
          </text:list>
        </text:list-item>
      </text:list>
      <text:p text:style-name="Standard">To enable the NTP services on the cluster, <text:s/>first configure NTP on the management node and start ntpd.</text:p>
      <text:p text:style-name="Standard"/>
      <text:p text:style-name="Standard">Next set the ntpservers attribute in the site table. <text:s/>Whatever time servers are listed in this attribute will be used by all the nodes that boot directly from the management node (i.e. service nodes and compute nodes not being managed by a service node).</text:p>
      <text:p text:style-name="Standard"/>
      <text:p text:style-name="Standard">If <text:s/>your nodes have access to the internet you can use the global servers:</text:p>
      <text:p text:style-name="Standard"/>
      <text:p text:style-name="Code">chtab key=ntpservers site.value=0.north-america.pool.ntp.org, <text:s text:c="10"/>1.north-america.pool.ntp.org,2.north-america.pool.ntp.org, <text:s text:c="16"/>3.north-america.pool.ntp.org</text:p>
      <text:p text:style-name="Code_20_Indented"/>
      <text:p text:style-name="Standard">If the nodes do not have a connection to the internet (or you just want them to get their time from the management node for another reason), <text:s/>you can use your Management Node as the NTP server.</text:p>
      <text:p text:style-name="Standard"/>
      <text:p text:style-name="Code">chtab key=ntpservers site.value=mn20 <text:s/># IP of mgmt node </text:p>
      <text:p text:style-name="Standard"/>
      <text:p text:style-name="Standard">To set up NTP on the nodes, <text:s/>add the setupntp postinstall script to the postscripts table. <text:s/>See section <text:reference-ref text:reference-format="chapter" text:ref-name="Set Up Postscripts to be Run on the Nodes">5.10</text:reference-ref>, <text:reference-ref text:reference-format="text" text:ref-name="Set Up Postscripts to be Run on the Nodes">Set Up Postscripts to be Run on the Nodes</text:reference-ref>. <text:s/>Assuming you have a group named compute:</text:p>
      <text:p text:style-name="Standard"/>
      <text:p text:style-name="Code">chtab node=compute postscripts.postscripts=setupntp</text:p>
      <text:p text:style-name="Code"/>
      <text:p text:style-name="Standard"/>
      <text:p text:style-name="Standard">If using Service Nodes, <text:s/>ensure that the NTP server will be set up on the Service Nodes (see section <text:reference-ref text:reference-format="chapter" text:ref-name="Set Attributes of the Service Nodes">3.2.2</text:reference-ref>, <text:reference-ref text:reference-format="text" text:ref-name="Set Attributes of the Service Nodes">Set Attributes of the Service Nodes</text:reference-ref>), and add the setupntp postscript to the service nodes:</text:p>
      <text:p text:style-name="Standard"/>
      <text:p text:style-name="Code">chdef -t group -p service postscripts=setupntp</text:p>
      <text:p text:style-name="Standard"/>
      <text:list text:style-name="L1" text:continue-numbering="true">
        <text:list-item>
          <text:list text:continue-numbering="true">
            <text:list-item>
              <text:h text:style-name="P101" text:outline-level="2"><text:soft-page-break/>Set Up DNS</text:h>
            </text:list-item>
          </text:list>
        </text:list-item>
      </text:list>
      <text:h text:style-name="P40" text:outline-level="2" text:is-list-header="true"/>
      <text:p text:style-name="Text_20_body">Note: <text:s/>The DNS setup here is done using the non-chroot DNS configuration. <text:s/>This requires that you first remove the bind-chroot rpm (if installed) before proceeding:</text:p>
      <text:p text:style-name="Code">rpm -e bind-chroot-9.5.0-16.a6.fc8</text:p>
      <text:p text:style-name="Code"/>
      <text:h text:style-name="Heading_20_2" text:outline-level="2" text:is-list-header="true"/>
      <text:p text:style-name="Code"/>
      <text:p text:style-name="Text_20_body">Set nameserver, and forwarders <text:s/>in the site table:</text:p>
      <text:p text:style-name="Code">chtab key=nameservers site.value=11.16.0.1 # IP of mgmt node</text:p>
      <text:p text:style-name="Code">chtab key=forwarders site.value=9.114.8.1,9.114.8.2 # site DNS servers</text:p>
      <text:p text:style-name="Code"/>
      <text:p text:style-name="Text_20_body">Edit /etc/hosts to be similar to:</text:p>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192.168.100.12 <text:s/>blade3</text:p>
      <text:p text:style-name="Code">172.30.101.133 <text:s/>amm3</text:p>
      <text:p text:style-name="P2"/>
      <text:p text:style-name="Text_20_body">Run:</text:p>
      <text:p text:style-name="Code">makedns</text:p>
      <text:p text:style-name="Text_20_body_20_indent"/>
      <text:p text:style-name="Text_20_body">Set up /etc/resolv.conf:</text:p>
      <text:p text:style-name="Code">search cluster.net</text:p>
      <text:p text:style-name="Code">nameserver 11.16.0.1</text:p>
      <text:p text:style-name="P4"/>
      <text:p text:style-name="P4">Start DNS:</text:p>
      <text:p text:style-name="P4"/>
      <text:p text:style-name="Code">service named start</text:p>
      <text:p text:style-name="Code">chkconfig --level 345 named on</text:p>
      <text:p text:style-name="Text_20_body"/>
      <text:list text:style-name="L1" text:continue-numbering="true">
        <text:list-item>
          <text:list text:continue-numbering="true">
            <text:list-item>
              <text:h text:style-name="P101" text:outline-level="2">Define AMMs as Nodes</text:h>
            </text:list-item>
          </text:list>
        </text:list-item>
      </text:list>
      <text:p text:style-name="Standard">The nodelist table contains <text:s/>a node definition for each <text:span text:style-name="T4">management</text:span> module and switch in the cluster. <text:s text:c="2"/>We have provided a sample script to automate these definitions for the RR cluster.</text:p>
      <text:p text:style-name="Standard"/>
      <text:p text:style-name="Standard">/opt/xcat/share/xcat/tools/mkrrbc <text:s/>will allow you to automatically define as many BladeCenter management module and switch node definitions as you would like to and set up convenient node groups needed to manage them. You can first run mkrrbc with the --<text:span text:style-name="T16">test</text:span> option to verify that the nodeadd commands that will be run will create the node and node group definitions you need. <text:s/>See man mkrrbc.</text:p>
      <text:p text:style-name="Standard"><text:soft-page-break/></text:p>
      <text:p text:style-name="Standard">For example, running these mkrrbc commands will create the following definitions in the nodelist table. <text:s text:c="2"/>(These node groups will be used in additional xCAT Table setup so that an entry does not have to be made for every management module or switch.)</text:p>
      <text:p text:style-name="Standard"/>
      <text:p text:style-name="Code">/opt/xcat/share/xcat/tools/mkrrbc -C a -L 2 -R 1,4</text:p>
      <text:p text:style-name="Code">/opt/xcat/share/xcat/tools/mkrrbc -C b -L 2 -R 1,4</text:p>
      <text:p text:style-name="Standard"/>
      <text:p text:style-name="Standard">adds to the nodelist table entries like:</text:p>
      <text:p text:style-name="Standard"/>
      <text:p text:style-name="Code">"bca01","mm,cud,rack02",,,</text:p>
      <text:p text:style-name="Code">"swa01","nortel,switch,cud,rack02",,,</text:p>
      <text:p text:style-name="P15"/>
      <text:p text:style-name="Standard">After running mkrrbc, define the hardware control attributes for the management modules:</text:p>
      <text:p text:style-name="P15">chtab node=mm nodehm.mgt=blade</text:p>
      <text:p text:style-name="P15">chtab node=mm mp.mpa='|(.*)|($1)|'</text:p>
      <text:list text:style-name="L1" text:continue-numbering="true">
        <text:list-item>
          <text:list text:continue-numbering="true">
            <text:list-item>
              <text:h text:style-name="P101" text:outline-level="2">Set Up AMMs</text:h>
            </text:list-item>
          </text:list>
        </text:list-item>
      </text:list>
      <text:p text:style-name="P28">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s/>But for now, you must do it yourself.) <text:s/>After setting the network settings of the MM and switch module, then:</text:p>
      <text:p text:style-name="Standard"/>
      <text:p text:style-name="Code">rspconfig mm snmpcfg=enable sshcfg=enable</text:p>
      <text:p text:style-name="Code">rspconfig mm pd1=redwoperf pd2=redwoperf</text:p>
      <text:p text:style-name="Code">rpower mm reset</text:p>
      <text:p text:style-name="P21"/>
      <text:p text:style-name="Text_20_body">Test the ssh set up with:</text:p>
      <text:p text:style-name="Code">psh -l USERID mm info -T mm[1]</text:p>
      <text:p text:style-name="P2"/>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list text:continue-numbering="true">
                <text:list-item>
                  <text:h text:style-name="P101" text:outline-level="2">Update the AMM Firmware, If Necessary</text:h>
                </text:list-item>
              </text:list>
            </text:list-item>
          </text:list>
        </text:list-item>
      </text:list>
      <text:p text:style-name="Text_20_body">Updating AMM Firmware can be done through the web GUI or can be done in parallel with ssh. <text:s/>To do it in parallel using psh:</text:p>
      <text:p text:style-name="P14">Download Firmware from <text:a xlink:type="simple" xlink:href="http://www-304.ibm.com/systems/support/supportsite.wss/docdisplay?brandind=5000008&amp;lndocid=MIGR-5073383">http://www-304.ibm.com/systems/support/supportsite.wss/docdisplay?brandind=5000008&amp;lndocid=MIGR-5073383</text:a></text:p>
      <text:p text:style-name="Code"><text:tab/>cd /tftpboot/</text:p>
      <text:p text:style-name="Code"><text:tab/>unzip ibm_fw_amm_bpet36k_anyos_noarch.zip</text:p>
      <text:p text:style-name="Code"><text:tab/># Perform update</text:p>
      <text:p text:style-name="Code"><text:tab/>psh -l USERID mm "update -i 11.16.0.1 -l CNETCMUS.pkt -v -T mm[1]"</text:p>
      <text:p text:style-name="Code"><text:tab/># Reset the AMM, they will take a few minutes to come back online</text:p>
      <text:p text:style-name="Code"><text:tab/>psh -l USERID mm "reset -T mm[1]"</text:p>
      <text:p text:style-name="Code"/>
      <text:p text:style-name="Text_20_body"><text:soft-page-break/>You can display the current version of firmware with:</text:p>
      <text:p text:style-name="Code"><text:tab/>psh -l USERID mm "info -T mm[1]" | grep "Build ID"</text:p>
      <text:p text:style-name="Standard"/>
      <text:list text:style-name="L1" text:continue-numbering="true">
        <text:list-item>
          <text:list text:continue-numbering="true">
            <text:list-item>
              <text:h text:style-name="P101" text:outline-level="2">Start Up TFTP</text:h>
            </text:list-item>
          </text:list>
        </text:list-item>
      </text:list>
      <text:p text:style-name="Standard"/>
      <text:p text:style-name="Code">service tftpd restart</text:p>
      <text:p text:style-name="Standard"/>
      <text:list text:style-name="L1" text:continue-numbering="true">
        <text:list-item>
          <text:list text:continue-numbering="true">
            <text:list-item>
              <text:h text:style-name="P101" text:outline-level="2">Other Services</text:h>
            </text:list-item>
          </text:list>
        </text:list-item>
      </text:list>
      <text:p text:style-name="Standard">An HTTP server is needed for node installation (diskful), and an FTP server is needed for the nodes to access the postscripts and credentials. <text:s/>Both of these services should be set up automatically when xCAT is installed.</text:p>
      <text:p text:style-name="Standard"/>
      <text:list text:style-name="L1" text:continue-numbering="true">
        <text:list-item>
          <text:h text:style-name="P87" text:outline-level="1">Define Compute Nodes in the Database</text:h>
        </text:list-item>
      </text:list>
      <text:p text:style-name="Standard"/>
      <text:p text:style-name="P10">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ext:span><text:span text:style-name="T9">tables, and see </text:span><text:a xlink:type="simple" xlink:href="http://www.perl.com/doc/manual/html/pod/perlre.html"><text:span text:style-name="T9">http://www.perl.com/doc/manual/html/pod/perlre.html</text:span></text:a><text:span text:style-name="T9"> for an explanation of perl regular expressions.</text:span></text:p>
      <text:p text:style-name="Text_20_body"/>
      <text:list text:style-name="L1" text:continue-numbering="true">
        <text:list-item>
          <text:list text:continue-numbering="true">
            <text:list-item>
              <text:h text:style-name="P101" text:outline-level="2"><text:reference-mark-start text:name="Setup the nodelist Table"/>Set Up the nodelist Table<text:reference-mark-end text:name="Setup the nodelist Table"/></text:h>
            </text:list-item>
          </text:list>
        </text:list-item>
      </text:list>
      <text:p text:style-name="Standard">The nodelist table contains a node definition for each node in the cluster. <text:s/>For simple clusters, nodes can be added to the nodelist table using nodeadd and a node range. <text:s/>For example:</text:p>
      <text:p text:style-name="Code">nodeadd blade01-blade40 groups=all,blade</text:p>
      <text:p text:style-name="Standard"/>
      <text:p text:style-name="Standard">For more complicated clusters, in which you want subsets of nodes assigned to different groups, we have provided a sample script to automate these definitions.</text:p>
      <text:p text:style-name="Standard"/>
      <text:p text:style-name="Standard">/opt/xcat/share/xcat/tools/mkrrnodes <text:s/>will allow you to automatically define as many nodes as you would like to and set up node groups needed to manage those nodes. You can first run mkrrnodes with the --<text:span text:style-name="T16">test</text:span> option to verify that the nodeadd commands that will be run will create the nodes and node groups you need. <text:s/>See man mkrrnodes.</text:p>
      <text:p text:style-name="Standard"/>
      <text:p text:style-name="Standard">For example, running these mkrrnodes commands will define the following nodes with the assigned groups in the nodelist table. <text:s text:c="2"/>(These node groups will be used in additional xCAT Table setup so that an entry does not have to be made for every node.)</text:p>
      <text:p text:style-name="Standard"/>
      <text:p text:style-name="Code">/opt/xcat/share/xcat/tools/mkrrnodes -C a -L 1 -R 1,12 <text:s/>( see man mkrrnodes)</text:p>
      <text:p text:style-name="Code"/>
      <text:p text:style-name="Standard"/>
      <text:p text:style-name="Standard">adds to the nodelist table entries like the following:</text:p>
      <text:p text:style-name="Standard"><text:soft-page-break/></text:p>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101" text:outline-level="2">Set Up the nodehm table</text:h>
            </text:list-item>
          </text:list>
        </text:list-item>
      </text:list>
      <text:p text:style-name="Text_20_body">Specify that the BladeCenter management module should be used for hardware management. <text:s/>Also specify (via a regular expression), that the service node assigned to each blade should run the conserver daemon for that blade. <text:s/>(For example, rra000-m should run conserver for rra001a.)</text:p>
      <text:p text:style-name="Code"/>
      <text:p text:style-name="Code">chtab node=cell nodehm.cons=blade nodehm.mgt=blade nodehm.conserver='|rr(.).*|rr($1)000-m|' nodehm.serialspeed=19200 nodehm.serialflow=hard nodehm.serialport=0</text:p>
      <text:p text:style-name="Code">chtab node=opteron nodehm.cons=blade nodehm.mgt=blade nodehm.conserver='|rr(.).*|rr($1)000-m|' nodehm.serialspeed=19200 nodehm.serialflow=hard nodehm.serialport=1</text:p>
      <text:p text:style-name="Text_20_body"/>
      <text:p text:style-name="Text_20_body">Note: <text:s/>if you are using JS blades, do not set serialspeed or serialport.</text:p>
      <text:list text:style-name="L1" text:continue-numbering="true">
        <text:list-item>
          <text:list text:continue-numbering="true">
            <text:list-item>
              <text:h text:style-name="P101" text:outline-level="2">Set Up the mp Table</text:h>
            </text:list-item>
          </text:list>
        </text:list-item>
      </text:list>
      <text:p text:style-name="Standard">Specify (via regular expressions) the BladeCenter management module (mpa) that controls each blade and the slot (id) that each blade is in. <text:s/>(For example, the regular expression in the 1<text:span text:style-name="T15">st</text:span> line below would calculate for <text:s/>node rrd032a an mpa of bcd11 and an id of <text:s/>5.)</text:p>
      <text:p text:style-name="Standard"/>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101" text:outline-level="2">Set Up Conserver</text:h>
            </text:list-item>
          </text:list>
        </text:list-item>
      </text:list>
      <text:p text:style-name="Standard">Now that the nodehm and mpa tables are set up, hardware management should work.</text:p>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101" text:outline-level="2"><text:soft-page-break/><text:reference-mark-start text:name="Setup the noderes Table"/>Set Up the noderes Table<text:reference-mark-end text:name="Setup the noderes Table"/></text:h>
            </text:list-item>
          </text:list>
        </text:list-item>
      </text:list>
      <text:p text:style-name="Text_20_body">The noderes table defines where each node should boot from (xcatmaster), where commands should be sent that are meant for this node (servicenode), and the type of network booting supported (among other things). <text:s/></text:p>
      <text:p text:style-name="Standard"/>
      <text:p text:style-name="Standard"><text:span text:style-name="T6">If you </text:span><text:span text:style-name="T14">are</text:span><text:span text:style-name="T6"> using Service Nodes:</text:span></text:p>
      <text:p text:style-name="Standard">The servicenode attribute should be set to the hostname of the service node(s) that the management node knows it by (in our case one service node rr*000-m). <text:s/>The xcatmaster attribute should be set to the hostname of the service node that the compute node knows it by (in our case rr*000).</text:p>
      <text:p text:style-name="Standard"/>
      <text:p text:style-name="Code">chtab node=opteron noderes.netboot=pxe noderes.servicenode='|rr(.).*|rr($1)000-m|' noderes.xcatmaster='|rr(.).*|rr($1)000|' noderes.installnic=eth0 noderes.primarynic=eth0 noderes.nfsserver='|rr(.).*|rr($1)000|'</text:p>
      <text:p text:style-name="Code">chtab node=cell noderes.netboot=yaboot noderes.servicenode='|rr(.).*|rr($1)000-m|' noderes.xcatmaster='|rr(.).*|rr($1)000|' noderes.installnic=eth0 noderes.primarynic=eth0</text:p>
      <text:p text:style-name="Text_20_body"/>
      <text:p text:style-name="Text_20_body">Note: <text:s/>for each service you refer to here, you must ensure you have that service started on that service node in section<text:reference-ref text:reference-format="chapter" text:ref-name="Set Attributes of the Service Nodes">3.2.2</text:reference-ref>, <text:reference-ref text:reference-format="text" text:ref-name="Set Attributes of the Service Nodes">Set Attributes of the Service Nodes</text:reference-ref>.</text:p>
      <text:p text:style-name="Text_20_body"/>
      <text:p text:style-name="Text_20_body"/>
      <text:p text:style-name="Text_20_body"/>
      <text:p text:style-name="P9">If you are <text:span text:style-name="T13">not</text:span> using Service Nodes:</text:p>
      <text:p text:style-name="Standard">In this case, the management node hostname (as known by the compute node) should be used for xcatmaster (servicenode will default to the MN).</text:p>
      <text:p text:style-name="Standard"/>
      <text:p text:style-name="Code">chtab node=opteron noderes.netboot=pxe noderes.xcatmaster=mn20 nodehm.serialport=1 noderes.installnic=eth0 noderes.primarynic=eth0 noderes.nfsserver=mn20</text:p>
      <text:p text:style-name="Code">chtab node=cell noderes.netboot=yaboot noderes.xcatmaster=mn20 <text:s/>nodehm.serialport=0 noderes.installnic=eth0 noderes.primarynic=eth0</text:p>
      <text:p text:style-name="Code"/>
      <text:p text:style-name="Code"/>
      <text:list text:style-name="L1" text:continue-numbering="true">
        <text:list-item>
          <text:list text:continue-numbering="true">
            <text:list-item>
              <text:list text:continue-numbering="true">
                <text:list-item>
                  <text:h text:style-name="P63" text:outline-level="3">Service Node Pools</text:h>
                </text:list-item>
              </text:list>
            </text:list-item>
          </text:list>
        </text:list-item>
      </text:list>
      <text:p text:style-name="Standard">As of the xCAT 2.2 release, <text:s/>there is support for Service Node Pools. <text:s/>These are lists of service nodes that support a set of <text:s/>compute nodes. <text:s text:c="2"/>Having a list of service nodes allows <text:s/>backup service node(s) for a compute node when <text:s/>the primary service node is unavailable, <text:s/>or can be used for work-load balancing on the service nodes. <text:s/></text:p>
      <text:p text:style-name="Standard">To define a list of service nodes that support a set of compute node(s), <text:s/>in the noderes table, <text:s/>in the service node attribute, <text:s/>put a comma-delimited <text:s/>list of the service nodes. <text:s text:c="2"/>The list will be processed left to right, picking the first service node on the list to run the command. If that service node is not available, then the next service node on the list will be chosen until the command is successful. <text:s text:c="2"/>Errors will be logged. <text:s/>If <text:s/>no service node on the list can process the command, then the error will be returned. </text:p>
      <text:p text:style-name="Standard">For example, the following would setup servicenodes (rra000-m,...,rra004-m) to service the compute nodes. </text:p>
      <text:p text:style-name="Standard"><text:soft-page-break/></text:p>
      <text:p text:style-name="Standard"/>
      <text:list text:style-name="L1" text:continue-numbering="true">
        <text:list-item>
          <text:list text:continue-numbering="true">
            <text:list-item>
              <text:list text:continue-numbering="true">
                <text:list-item>
                  <text:list text:continue-numbering="true">
                    <text:list-item>
                      <text:h text:style-name="P80" text:outline-level="4">noderes table</text:h>
                    </text:list-item>
                  </text:list>
                </text:list-item>
              </text:list>
            </text:list-item>
          </text:list>
        </text:list-item>
      </text:list>
      <text:p text:style-name="Standard"/>
      <text:p text:style-name="Standard"/>
      <text:p text:style-name="P3">chtab node=opteron noderes.servicenode='|rr(.).*|rr($1)000-m|', '|rr(.).*|rr($1)001-m|',...,'|rr(.).*|rr($1)009-m|'</text:p>
      <text:p text:style-name="Text_20_body">or</text:p>
      <text:p text:style-name="Text_20_body">chtab node=opteron <text:s/>noderes.servicenode=”rra000-m,rra001-m,rra002-m,rra003-m,rra004-m”</text:p>
      <text:p text:style-name="Text_20_body"/>
      <text:p text:style-name="Text_20_body"><text:span text:style-name="T6">Note: </text:span><text:s/>the noderes table's xcatmaster, tftpserver,nfsserver , atributes should be blank for any node entry that has the noderes servicenode attribute set to a pool of service nodes. </text:p>
      <text:p text:style-name="Text_20_body"/>
      <text:list text:style-name="L1" text:continue-numbering="true">
        <text:list-item>
          <text:list text:continue-numbering="true">
            <text:list-item>
              <text:list text:continue-numbering="true">
                <text:list-item>
                  <text:list text:continue-numbering="true">
                    <text:list-item>
                      <text:h text:style-name="P80" text:outline-level="4">networks <text:s/>table</text:h>
                    </text:list-item>
                  </text:list>
                </text:list-item>
              </text:list>
            </text:list-item>
          </text:list>
        </text:list-item>
      </text:list>
      <text:p text:style-name="Standard">If using service node pools, <text:s/>the networks table <text:s/>dhcpserver <text:s/>attribute can be set to any single service node in your pool. <text:s text:c="3"/>The networks tftpserver, and nameserver attributes should be left blank. </text:p>
      <text:p text:style-name="Standard"/>
      <text:list text:style-name="L1" text:continue-numbering="true">
        <text:list-item>
          <text:list text:continue-numbering="true">
            <text:list-item>
              <text:list text:continue-numbering="true">
                <text:list-item>
                  <text:list text:continue-numbering="true">
                    <text:list-item>
                      <text:h text:style-name="P80" text:outline-level="4">Site table</text:h>
                    </text:list-item>
                  </text:list>
                </text:list-item>
              </text:list>
            </text:list-item>
          </text:list>
        </text:list-item>
      </text:list>
      <text:p text:style-name="Standard">The site table sharedtftp attribute must be set to 0 or “no”. <text:s/>The service nodes should not automount the tftpboot directory from the management node when using pools. </text:p>
      <text:p text:style-name="Standard"/>
      <text:p text:style-name="Code">chtab key=sharedtftp site.value=0</text:p>
      <text:p text:style-name="Code"/>
      <text:p text:style-name="Standard">Note: If your service nodes are stateless and site.sharedtftp=0 (required), if you reboot any service node when using servicenode pools, any data written to the local /tftpboot directory is lost. <text:s/>You will need to run nodeset for all of your compute nodes again.</text:p>
      <text:p text:style-name="Standard"/>
      <text:p text:style-name="Code"/>
      <text:list text:style-name="L1" text:continue-numbering="true">
        <text:list-item>
          <text:list text:continue-numbering="true">
            <text:list-item>
              <text:list text:continue-numbering="true">
                <text:list-item>
                  <text:list text:continue-numbering="true">
                    <text:list-item>
                      <text:h text:style-name="P80" text:outline-level="4">Conserver and Monserver</text:h>
                    </text:list-item>
                  </text:list>
                </text:list-item>
              </text:list>
            </text:list-item>
          </text:list>
        </text:list-item>
      </text:list>
      <text:p text:style-name="Standard">The support of conserver and monserver with Service Node Pools is still not supported. <text:s text:c="2"/>You must explicitly assign these functions to a service node <text:s/>as in the past using the nodehm.conserver and noderes.monserver attribute. </text:p>
      <text:p text:style-name="Standard"/>
      <text:p text:style-name="Text_20_body"/>
      <text:list text:style-name="L1" text:continue-numbering="true">
        <text:list-item>
          <text:list text:continue-numbering="true">
            <text:list-item>
              <text:h text:style-name="P101" text:outline-level="2">Set Up nodetype Table</text:h>
            </text:list-item>
          </text:list>
        </text:list-item>
      </text:list>
      <text:p text:style-name="Text_20_body">Define the OS version and the specific set of packages (profile) that should be used for each node. <text:s/>The profile refers to a pkglist and exlist in /opt/xcat/share/xcat/netboot/&lt;os&gt; or /opt/xcat/share/xcat/install/&lt;os&gt;.</text:p>
      <text:p text:style-name="Text_20_body"/>
      <text:p text:style-name="Code"><text:soft-page-break/>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h text:style-name="P101" text:outline-level="2">Set 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style-name="P101" text:outline-level="2">Verify the Tables</text:h>
            </text:list-item>
          </text:list>
        </text:list-item>
      </text:list>
      <text:p text:style-name="Text_20_body">To verify that the tables are set correctly, run lsdef on a service node, opteron blade, and cell blade:</text:p>
      <text:p text:style-name="P3">lsdef rra000-m,rra001a,rra001b</text:p>
      <text:p text:style-name="Text_20_body"/>
      <text:list text:style-name="L1" text:continue-numbering="true">
        <text:list-item>
          <text:list text:continue-numbering="true">
            <text:list-item>
              <text:h text:style-name="P101" text:outline-level="2">Set Up deps Table for Proper Boot Sequence of Triblades</text:h>
            </text:list-item>
          </text:list>
        </text:list-item>
      </text:list>
      <text:p text:style-name="Standard">Note: <text:s/>A triblade is a special hardware grouping of 1 LS21 blade and 2 QS22 blades. <text:s/>If you are not using triblades, skip this section.</text:p>
      <text:p text:style-name="Standard"/>
      <text:p text:style-name="Standard">The following is an example of how you can set up the deps table to ensure the triblades boot up in the proper sequence. <text:s/>The 1<text:span text:style-name="T15">st</text:span> row tells xCAT the opteron blades should not be powered on until the corresponding cell blades are powered on. <text:s/>The 2<text:span text:style-name="T15">nd</text:span> row tells xCAT the cell blades should not be powered off until the corresponding opteron blades are powered off.</text:p>
      <text:p text:style-name="Standard"/>
      <text:p text:style-name="Code">chtab node=opteron deps.nodedep='|rr(.\d+)a|rr($1)b,rr($1)c|' deps.msdelay=10000 deps.cmd=on</text:p>
      <text:p text:style-name="Code">chtab node=cell deps.nodedep='|rr(.\d+).|rr($1)a|' deps.msdelay=10000 deps.cmd=off</text:p>
      <text:p text:style-name="Text_20_body"/>
      <text:p text:style-name="Text_20_body">Verify the dependencies are correct:</text:p>
      <text:p text:style-name="Code">nodels rra001a deps.nodedep</text:p>
      <text:p text:style-name="Code">nodels rra001b deps.nodedep</text:p>
      <text:p text:style-name="Code"/>
      <text:list text:style-name="L1" text:continue-numbering="true">
        <text:list-item>
          <text:list text:continue-numbering="true">
            <text:list-item>
              <text:h text:style-name="P101" text:outline-level="2"><text:reference-mark-start text:name="Set Up Postscripts to be Run on the Nodes"/>Set Up Postscripts to be Run on the Nodes<text:reference-mark-end text:name="Set Up Postscripts to be Run on the Nodes"/></text:h>
            </text:list-item>
          </text:list>
        </text:list-item>
      </text:list>
      <text:p text:style-name="Standard">xCAT automatically adds the syslog and remoteshell postscripts to the xcatdefaults row of the table. <text:s/>If you want additional postscripts run that are shipped with xCAT, for example the ntp setup script:</text:p>
      <text:p text:style-name="Code"/>
      <text:p text:style-name="Code">chtab node=compute postscripts.postscripts=setupntp</text:p>
      <text:p text:style-name="Code"/>
      <text:p text:style-name="Text_20_body">To add your own postscripts to further customize the nodes, see <text:reference-ref text:reference-format="chapter" text:ref-name="Appendix:  Customizing Your Nodes by Creating Your Own Postscripts">14</text:reference-ref> <text:reference-ref text:reference-format="text" text:ref-name="Appendix:  Customizing Your Nodes by Creating Your Own Postscripts">Appendix:  Customizing Your Nodes by Creating Your Own Postscripts</text:reference-ref>.</text:p>
      <text:p text:style-name="Text_20_body"/>
      <text:list text:style-name="L1" text:continue-numbering="true">
        <text:list-item>
          <text:list text:continue-numbering="true">
            <text:list-item>
              <text:h text:style-name="P101" text:outline-level="2"><text:soft-page-break/><text:s/>Get MAC Addresses for the Blades</text:h>
            </text:list-item>
          </text:list>
        </text:list-item>
      </text:list>
      <text:p text:style-name="Standard">For blades, MACs can either be collected through the boot discovery process (like used for the service nodes in section <text:reference-ref text:reference-format="chapter" text:ref-name="Configure the Service Node BMCs and Discover MACs">3.2.3</text:reference-ref> <text:reference-ref text:reference-format="text" text:ref-name="Configure the Service Node BMCs and Discover MACs">Configure the Service Node BMCs and Discover MACs</text:reference-ref>) or by using the getmacs command:</text:p>
      <text:p text:style-name="Standard"/>
      <text:p text:style-name="Code">getmacs tb</text:p>
      <text:p text:style-name="P7"/>
      <text:p text:style-name="Text_20_body">(“tb” is the group of all the blades.) <text:s/>To verify mac addresses in table:</text:p>
      <text:p text:style-name="Code">tabdump mac</text:p>
      <text:p text:style-name="Standard"/>
      <text:list text:style-name="L1" text:continue-numbering="true">
        <text:list-item>
          <text:list text:continue-numbering="true">
            <text:list-item>
              <text:h text:style-name="P101" text:outline-level="2"><text:s/>Add Compute Nodes to DHCP</text:h>
            </text:list-item>
          </text:list>
        </text:list-item>
      </text:list>
      <text:p text:style-name="Text_20_body">Ensure dhcpd is running:</text:p>
      <text:p text:style-name="Code">service dhcpd status</text:p>
      <text:p text:style-name="Text_20_body"/>
      <text:p text:style-name="Text_20_body">Configure DHCP:</text:p>
      <text:p text:style-name="Code">makedhcp -a</text:p>
      <text:p text:style-name="Code"/>
      <text:list text:style-name="L1" text:continue-numbering="true">
        <text:list-item>
          <text:h text:style-name="P87" text:outline-level="1"><text:reference-mark-start text:name="Build the service node stateless image"/>Install or Stateless Boot the Service Nodes<text:reference-mark-end text:name="Build the service node stateless image"/></text:h>
        </text:list-item>
      </text:list>
      <text:p text:style-name="Standard"/>
      <text:p text:style-name="Standard">The service node must contain not only the OS, but also the xCAT software. <text:s/>In addition, a number of files are added to the service node to support the postgresql database access from the service node to the Management node, and ssh access to the nodes that the service nodes services. <text:s/>The following sections explain how to accomplish this.</text:p>
      <text:p text:style-name="P28"/>
      <text:list text:style-name="L1" text:continue-numbering="true">
        <text:list-item>
          <text:list text:continue-numbering="true">
            <text:list-item>
              <text:h text:style-name="P128" text:outline-level="2"><text:reference-mark-start text:name="Build the Service Node Stateless Image"/>Build the Service Node Stateless Image<text:reference-mark-end text:name="Build the Service Node Stateless Image"/></text:h>
            </text:list-item>
          </text:list>
        </text:list-item>
      </text:list>
      <text:p text:style-name="P28">We recommend that you use stateless service nodes, but if you want to have diskfull, statefull service nodes instead, skip this section and follow section <text:reference-ref text:reference-format="chapter" text:ref-name="1.1Set Up the Service Nodes for Installation">6.2</text:reference-ref>, <text:reference-ref text:reference-format="text" text:ref-name="1.1Set Up the Service Nodes for Installation">Set Up the Service Nodes for Installation</text:reference-ref>.</text:p>
      <text:p text:style-name="P28"/>
      <text:p text:style-name="Standard"><text:span text:style-name="T7">Note</text:span>: <text:s/>this section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
      <text:p text:style-name="Text_20_body_20_indent">Make sure service.pkglist has the following packages (these packages should all be there by default).</text:p>
      <text:p text:style-name="Code_20_Indented">bash</text:p>
      <text:p text:style-name="Code_20_Indented">stunnel</text:p>
      <text:p text:style-name="Code_20_Indented"><text:soft-page-break/>dhclient</text:p>
      <text:p text:style-name="Code_20_Indented">kernel</text:p>
      <text:p text:style-name="Code_20_Indented">openssh-server</text:p>
      <text:p text:style-name="Code_20_Indented">openssh-clients</text:p>
      <text:p text:style-name="Code_20_Indented">busybox-anaconda</text:p>
      <text:p text:style-name="Code_20_Indented">vim-minimal</text:p>
      <text:p text:style-name="Code_20_Indented">rpm</text:p>
      <text:p text:style-name="Code_20_Indented">bind</text:p>
      <text:p text:style-name="Code_20_Indented">bind-utils</text:p>
      <text:p text:style-name="Code_20_Indented">ksh</text:p>
      <text:p text:style-name="Code_20_Indented">nfs-utils</text:p>
      <text:p text:style-name="Code_20_Indented">dhcp</text:p>
      <text:p text:style-name="Code_20_Indented">bzip2</text:p>
      <text:p text:style-name="Code_20_Indented">rootfiles</text:p>
      <text:p text:style-name="Code_20_Indented">vixie-cron</text:p>
      <text:p text:style-name="Code_20_Indented">wget</text:p>
      <text:p text:style-name="Code_20_Indented">vsftpd</text:p>
      <text:p text:style-name="Code_20_Indented">rsync</text:p>
      <text:p text:style-name="Text_20_body_20_indent"/>
      <text:p text:style-name="Text_20_body_20_indent">Edit service.exlist and verify that nothing is excluded that you want on the service nodes.</text:p>
      <text:p text:style-name="Text_20_body_20_indent"/>
      <text:p text:style-name="Text_20_body_20_indent">While you are here, edit compute.pkglist and compute.exlist, <text:s/>adding and removing as necessary. <text:s/>Ensure that the pkglist contains bind-utils so that name resolution will work during boot.</text:p>
      <text:list text:style-name="WW8Num9" text:continue-numbering="true">
        <text:list-item>
          <text:p text:style-name="List_20_Number">Run image generation:<text:line-break/></text:p>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List_20_Number">Install xCAT code into the service node image:<text:line-break/></text:p>
        </text:list-item>
      </text:list>
      <text:p text:style-name="Code_20_Indented">rm -f /install/netboot/fedora8/x86_64/service/rootimg/etc/yum.repos.d/*</text:p>
      <text:p text:style-name="P33">cp -pf <text:s/>/etc/yum.repos.d/*.repo /install/netboot/fedora8/x86_64/service/rootimg/etc/yum.repos.d</text:p>
      <text:p text:style-name="Code_20_Indented">yum --installroot=/install/netboot/fedora8/x86_64/service/rootimg install xCATsn</text:p>
      <text:list text:style-name="WW8Num9" text:continue-numbering="true">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Edit fstab:<text:line-break/><text:line-break/><text:span text:style-name="T17">cd /install/netboot/fedora8/x86_64/service/rootimg/etc/<text:line-break/>cp fstab fstab.ORIG<text:line-break/><text:line-break/></text:span><text:span text:style-name="T18">Put in fstab:</text:span><text:span text:style-name="T17"><text:line-break/><text:line-break/></text:span><text:span text:style-name="T17"><text:line-break/>proc <text:s text:c="12"/>/proc <text:s text:c="10"/>proc <text:s text:c="8"/>rw 0 0<text:line-break/></text:span><text:soft-page-break/><text:span text:style-name="T17">sysfs <text:s text:c="11"/>/sys <text:s text:c="11"/>sysfs <text:s text:c="7"/>rw 0 0<text:line-break/></text:span><text:span text:style-name="T17">devpts <text:s text:c="10"/>/dev/pts <text:s text:c="7"/>devpts <text:s text:c="6"/>rw,gid=5,mode=620 0 0<text:line-break/></text:span><text:span text:style-name="T17">service_x86_64 <text:s text:c="2"/>/ <text:s text:c="14"/>tmpfs <text:s text:c="7"/>rw 0 1<text:line-break/></text:span></text:p>
        </text:list-item>
        <text:list-item>
          <text:p text:style-name="List_20_Number">(Because we do not set site.installloc to anything, the service nodes will NOT mount /install. <text:s/>This is what you want if the compute nodes are going to mount /install from the service nodes using the NFS-hybrid mode. <text:s/>If you are going to use RAM-root mode for the compute nodes, you can set site.installloc to “/install”. <text:s/>This will cause the service nodes to mount /install from the management node, and then you won't have to manually sync /install to the service nodes.)<text:line-break/></text:p>
        </text:list-item>
        <text:list-item>
          <text:p text:style-name="List_20_Number">Export /install read-only in service node image:<text:line-break/><text:line-break/><text:span text:style-name="T17">cd /install/netboot/fedora8/x86_64/service/rootimg/etc<text:line-break/>echo '/install *(ro,no_root_squash,sync,fsid=13)' &gt;exports<text:line-break/></text:span><text:line-break/></text:p>
        </text:list-item>
        <text:list-item>
          <text:p text:style-name="List_20_Number">Pack the image <text:line-break/></text:p>
        </text:list-item>
      </text:list>
      <text:p text:style-name="Code_20_Indented">packimage -o fedora8 -p service -a x86_64</text:p>
      <text:p text:style-name="P29"/>
      <text:list text:style-name="WW8Num9" text:continue-numbering="true">
        <text:list-item>
          <text:p text:style-name="List_20_Number"><text:reference-mark-start text:name="To update the xCAT software in the image at a later time:"/>To update the xCAT software in the image at a later time:<text:reference-mark-end text:name="To update the xCAT software in the image at a later time:"/><text:line-break/></text:p>
        </text:list-item>
      </text:list>
      <text:p text:style-name="Code">yum --installroot=/install/netboot/fedora8/x86_64/service/rootimg update '*xCAT*'</text:p>
      <text:p text:style-name="Code">packimage -o fedora8 -p service -a x86_64</text:p>
      <text:p text:style-name="Code"/>
      <text:p text:style-name="Code"/>
      <text:p text:style-name="P20">Note: <text:s/>The service nodes are set up as NFS-root servers for the compute nodes. <text:s/>Any time changes are made to any compute image on the mgmt node it will be necessary to sync all changes to all service nodes. <text:s/>After any service node reboot a sync must also be done. <text:s/>This is covered in chapter <text:reference-ref text:reference-format="chapter" text:ref-name="1.0Using NFS Hybrid for the Diskless Images">11</text:reference-ref>, <text:reference-ref text:reference-format="text" text:ref-name="1.0Using NFS Hybrid for the Diskless Images">Using NFS Hybrid for the Diskless Images</text:reference-ref>.</text:p>
      <text:p text:style-name="P31"/>
      <text:list text:style-name="L1" text:continue-numbering="true">
        <text:list-item>
          <text:list text:continue-numbering="true">
            <text:list-item>
              <text:h text:style-name="P101" text:outline-level="2"><text:reference-mark-start text:name="1.1Set Up the Service Nodes for Installation"/>Set Up the Service Nodes for Installation<text:reference-mark-end text:name="1.1Set Up the Service Nodes for Installation"/></text:h>
            </text:list-item>
          </text:list>
        </text:list-item>
      </text:list>
      <text:p text:style-name="Standard"/>
      <text:p text:style-name="Standard">Note: <text:s/>If you are using stateless service nodes, skip this section.</text:p>
      <text:p text:style-name="Standard"/>
      <text:p text:style-name="Standard">To prepare for installing the service nodes, you must copy the xCAT software and necessary prereqs into /install/postscripts, so it can be installed during node installation by the servicenode postscript.</text:p>
      <text:p text:style-name="Standard"/>
      <text:p text:style-name="Code">mkdir -p /install/postscripts/xcat/RPMS/noarch</text:p>
      <text:p text:style-name="Code">mkdir -p /install/postscripts/xcat/RPMS/x86_64</text:p>
      <text:p text:style-name="Text_20_body"/>
      <text:p text:style-name="Text_20_body">The following rpms should be copied to /install/postscripts/xcat/RPMS/noarch:</text:p>
      <text:list text:style-name="WW8Num8">
        <text:list-item text:start-value="1">
          <text:p text:style-name="List_20_Bullet_20_2">perl-Expect-1.20-1.noarch.rpm</text:p>
        </text:list-item>
        <text:list-item>
          <text:p text:style-name="List_20_Bullet_20_2">perl-xCAT-2*-*.rpm</text:p>
        </text:list-item>
        <text:list-item>
          <text:p text:style-name="List_20_Bullet_20_2">xCAT-client-2*-*.rpm</text:p>
        </text:list-item>
        <text:list-item>
          <text:p text:style-name="List_20_Bullet_20_2"><text:soft-page-break/>xCAT-nbkernel-x86_64-2.6.18_8-*.noarch.rpm</text:p>
        </text:list-item>
        <text:list-item>
          <text:p text:style-name="List_20_Bullet_20_2">xCAT-nbroot-core-x86_64-2*-*.noarch.rpm</text:p>
        </text:list-item>
        <text:list-item>
          <text:p text:style-name="List_20_Bullet_20_2">xCAT-nbroot-oss-x86_64-2*-*.noarch.rpm</text:p>
        </text:list-item>
        <text:list-item>
          <text:p text:style-name="List_20_Bullet_20_2">xCAT-server-2*-*.noarch.rpm</text:p>
        </text:list-item>
      </text:list>
      <text:p text:style-name="Text_20_body"/>
      <text:p text:style-name="Text_20_body">The following rpms should be copied to /install/postscripts/xcat/RPMS/x86_64:</text:p>
      <text:list text:style-name="WW8Num8">
        <text:list-item text:start-value="1">
          <text:p text:style-name="List_20_Bullet_20_2">atftp-0.7-1.x86_64.rpm</text:p>
        </text:list-item>
        <text:list-item>
          <text:p text:style-name="List_20_Bullet_20_2">atftp-client-0.7-1.x86_64.rpm</text:p>
        </text:list-item>
        <text:list-item>
          <text:p text:style-name="List_20_Bullet_20_2">atftp-debuginfo-0.7-1.x86_64.rpm</text:p>
        </text:list-item>
        <text:list-item>
          <text:p text:style-name="List_20_Bullet_20_2">conserver-8.1.16-2.x86_64.rpm</text:p>
        </text:list-item>
        <text:list-item>
          <text:p text:style-name="List_20_Bullet_20_2">conserver-debuginfo-8.1.16-2.x86_64.rpm</text:p>
        </text:list-item>
        <text:list-item>
          <text:p text:style-name="List_20_Bullet_20_2">fping-2.4b2_to-2.x86_64.rpm</text:p>
        </text:list-item>
        <text:list-item>
          <text:p text:style-name="List_20_Bullet_20_2">ipmitool-1.8.9-2.x86_64.rpm</text:p>
        </text:list-item>
        <text:list-item>
          <text:p text:style-name="List_20_Bullet_20_2">ipmitool-debuginfo-1.8.9-2.x86_64.rpm</text:p>
        </text:list-item>
        <text:list-item>
          <text:p text:style-name="List_20_Bullet_20_2">perl-IO-Tty-1.07-1.x86_64.rpm</text:p>
        </text:list-item>
        <text:list-item>
          <text:p text:style-name="List_20_Bullet_20_2">xCATsn-2*-*.x86_64.rpm</text:p>
        </text:list-item>
      </text:list>
      <text:p text:style-name="Standard"/>
      <text:list text:style-name="L1" text:continue-numbering="true">
        <text:list-item>
          <text:list text:continue-numbering="true">
            <text:list-item>
              <text:h text:style-name="P101" text:outline-level="2">Boot or Install the Service Nodes</text:h>
            </text:list-item>
          </text:list>
        </text:list-item>
      </text:list>
      <text:p text:style-name="Text_20_body"/>
      <text:p text:style-name="Text_20_body">To diskless boot the service nodes:</text:p>
      <text:p text:style-name="Code">nodeset service netboot</text:p>
      <text:p text:style-name="Code"/>
      <text:p text:style-name="Text_20_body">To install the service nodes:</text:p>
      <text:p text:style-name="Code">nodeset service install</text:p>
      <text:p text:style-name="Text_20_body"/>
      <text:p text:style-name="Text_20_body">Then:</text:p>
      <text:p text:style-name="Code">rpower service boot</text:p>
      <text:p text:style-name="Code">wcons service <text:s text:c="5"/># make sure DISPLAY is set to your X server/VNC or</text:p>
      <text:p text:style-name="P38">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101" text:outline-level="2"><text:s/>Test Service Node installation</text:h>
            </text:list-item>
          </text:list>
        </text:list-item>
      </text:list>
      <text:list text:style-name="WW8Num10">
        <text:list-item text:start-value="1">
          <text:p text:style-name="List_20_Bullet">ssh to the service nodes.</text:p>
        </text:list-item>
        <text:list-item>
          <text:p text:style-name="List_20_Bullet">Check to see that the xcat daemon xcatd is running.</text:p>
        </text:list-item>
        <text:list-item>
          <text:p text:style-name="List_20_Bullet">Run some database command on the service node, e.g tabdump site, or nodels, and see that the database can be accessed from the service node.</text:p>
        </text:list-item>
        <text:list-item>
          <text:p text:style-name="List_20_Bullet">Check that /install and /tftpboot are mounted on the service node from the Management Node.</text:p>
        </text:list-item>
      </text:list>
      <text:p text:style-name="Text_20_body"/>
      <text:list text:style-name="L1" text:continue-numbering="true">
        <text:list-item>
          <text:h text:style-name="P87" text:outline-level="1"><text:soft-page-break/>Install the LS21 Blades</text:h>
        </text:list-item>
      </text:list>
      <text:p text:style-name="Standard">If you want to boot the LS21 blades stateless, skip this chapter. <text:s/>If you want to run the LS21 blades diskfull, statefull, then at this point, simply run:</text:p>
      <text:p text:style-name="Standard"/>
      <text:p text:style-name="Code">nodeset &lt;nodename&gt; install</text:p>
      <text:p text:style-name="Code">rpower &lt;nodename&gt; boot</text:p>
      <text:p text:style-name="Code">rcons &lt;nodename&gt;</text:p>
      <text:p text:style-name="Code">tail -f /var/log/messages</text:p>
      <text:p text:style-name="Text_20_body"/>
      <text:p text:style-name="Text_20_body">Now that you have installed your LS21 blades, you don't need to follow chapter <text:reference-ref text:reference-format="chapter" text:ref-name="1.0Build and Boot the LS21 and QS22 Stateless Images">9</text:reference-ref>, <text:reference-ref text:reference-format="text" text:ref-name="1.0Build and Boot the LS21 and QS22 Stateless Images">Build and Boot the LS21 and QS22 Stateless Images</text:reference-ref> for your LS21 blades. <text:s/>(Although, if you have QS22 blades, you will still need to follow that chapter to diskless boot them.)</text:p>
      <text:p text:style-name="Text_20_body"/>
      <text:list text:style-name="L1" text:continue-numbering="true">
        <text:list-item>
          <text:h text:style-name="P87" text:outline-level="1">iSCSI Install a QS22 Blade</text:h>
        </text:list-item>
      </text:list>
      <text:p text:style-name="Standard">Before you can build a stateless image for a node, you need a sample node installed with the same OS and architecture. <text:s/>When your nodes are the same OS/architecture as your management node, then you can build the stateless image directly on your management node. <text:s/>If not, you must first full-disk install a node with the correct OS/architecture. <text:s/>In the case of QS22 blades, this is a little more challenging, since they don't have disks. <text:s/>Fortunately, xCAT provides a relatively easy way to boot the blade with an iSCSI (virtual, remote) disk and install Linux into that.</text:p>
      <text:p text:style-name="Standard"/>
      <text:p text:style-name="Standard">Note: <text:s/>in these instructions, substitute your management node hostname for mn20.</text:p>
      <text:p text:style-name="Standard"/>
      <text:p text:style-name="Standard"><text:span text:style-name="T7">NOTE</text:span>: <text:s/>Edit kickstart file and make sure /boot has at least 200MB of space for kernel installs.</text:p>
      <text:p text:style-name="Standard"/>
      <text:p text:style-name="Code">yum install yaboot-xcat scsi-target-utils</text:p>
      <text:p text:style-name="Code">chtab key=iscsidir site.value=/install/iscsi</text:p>
      <text:p text:style-name="Text_20_body"/>
      <text:p text:style-name="P13">Pick a QS22 blade for the iSCSI install that can access the management node. <text:s/>Add it as a node (and its management module, if necessary). <text:s/>In our example, the blade is called mvqs21b and the management module of the chassis it is in is called bca2:</text:p>
      <text:p text:style-name="Code">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mn20</text:p>
      <text:p text:style-name="Text_20_body"/>
      <text:p text:style-name="Text_20_body">Other table settings:</text:p>
      <text:p text:style-name="P16"><text:span text:style-name="T8">chtab node=mvqs21b </text:span>noderes.nfsserver=mn20 nodehm.serialport=0 noderes.netboot=yaboot noderes.installnic=eth0 noderes.primarynic=eth0</text:p>
      <text:p text:style-name="P16"><text:span text:style-name="T8">chtab node=mvqs21b </text:span>nodetype.os=fedora8 nodetype.arch=ppc64 nodetype.profile=iscsi nodetype.nodetype=osi iscsi.server=mn20</text:p>
      <text:p text:style-name="P17">chtab node=mvqs21b nodehm.mgt=blade nodehm.cons=blade nodehm.serialspeed=19200 nodehm.serialflow=hard</text:p>
      <text:p text:style-name="P17"><text:soft-page-break/>chtab node=bca2 nodehm.mgt=blade</text:p>
      <text:p text:style-name="P17">chtab node=mvqs21b mp.mpa=bca2 id=2</text:p>
      <text:p text:style-name="P17">chtab node=bca2 mp.mpa=bca2</text:p>
      <text:p text:style-name="P17"/>
      <text:p text:style-name="P17">getmacs mvqs21b</text:p>
      <text:p text:style-name="P12"/>
      <text:p text:style-name="P12">Put mvqs21b and bca2 in /etc/hosts, then:</text:p>
      <text:p text:style-name="P16">makedns</text:p>
      <text:p text:style-name="P16">makedhcp -n</text:p>
      <text:p text:style-name="P16"/>
      <text:p text:style-name="Code">service tgtd restart</text:p>
      <text:p text:style-name="Code">nodech mvqs21b iscsi.file=</text:p>
      <text:p text:style-name="Code">setupiscsidev -s8192 mvqs21b</text:p>
      <text:p text:style-name="Code"/>
      <text:p text:style-name="Code">nodeset mvqs21b install</text:p>
      <text:p text:style-name="Code">rpower mvqs21b boot</text:p>
      <text:p text:style-name="Text_20_body"/>
      <text:p text:style-name="Text_20_body">If at some point you want to reinstall this blade:</text:p>
      <text:p text:style-name="P15">nodech mvqs21b nodetype.profile=iscsi</text:p>
      <text:p text:style-name="Code">nodeset mvqs21b install</text:p>
      <text:p text:style-name="Code">rpower mvqs21b boot</text:p>
      <text:p text:style-name="Text_20_body"/>
      <text:p text:style-name="Text_20_body">If you want to just boot it to its already installed iSCSI disk (maybe to add a few packages):</text:p>
      <text:p text:style-name="Code">nodech <text:span text:style-name="T3">mvqs21b</text:span> nodetype.profile=iscsi</text:p>
      <text:p text:style-name="Code">nodeset <text:span text:style-name="T3">mvqs21b</text:span> iscsiboot</text:p>
      <text:p text:style-name="Code">rpower <text:span text:style-name="T3">mvqs21b</text:span> boot</text:p>
      <text:p text:style-name="Code"/>
      <text:list text:style-name="L1" text:continue-numbering="true">
        <text:list-item>
          <text:h text:style-name="P87" text:outline-level="1"><text:reference-mark-start text:name="1.0Build and Boot the LS21 and QS22 Stateless Images"/>Build and Boot the LS21 and QS22 Stateless Images<text:reference-mark-end text:name="1.0Build and Boot the LS21 and QS22 Stateless Images"/></text:h>
        </text:list-item>
      </text:list>
      <text:p text:style-name="Standard">You are now ready to build the stateless images and then boot nodes with them. <text:s/>In our example, we have 2 types of compute nodes: <text:s/>qs22 (ppc64) blades and ls21 (x86_64) blades. <text:s/>The steps for each are very similar, so we have combined them. <text:s/>Go through these instructions once for each type.</text:p>
      <text:list text:style-name="L1" text:continue-numbering="true">
        <text:list-item>
          <text:list text:continue-numbering="true">
            <text:list-item>
              <text:h text:style-name="P101" text:outline-level="2"><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 . <text:s/>Ensure that the pkglist contains bind-utils so that name resolution will work during boot.</text:p>
      <text:p text:style-name="Code_20_Indented"/>
      <text:list text:style-name="WW8Num9" text:continue-numbering="true">
        <text:list-item>
          <text:p text:style-name="List_20_Number"><text:soft-page-break/>If the stateless image you are building doesn't match the OS/architecture of the management node, logon to the node you installed in the previous chapter and do the following. <text:s/>(If you are building your stateless image on the management node, skip this step.)</text:p>
        </text:list-item>
      </text:list>
      <text:p text:style-name="Text_20_body_20_indent"/>
      <text:p text:style-name="Code_20_Indented">ssh mvqs21b</text:p>
      <text:p text:style-name="Code_20_Indented">mkdir /install</text:p>
      <text:p text:style-name="Code_20_Indented">mount mn20:/install /install</text:p>
      <text:p text:style-name="Text_20_body_20_indent"/>
      <text:p text:style-name="Text_20_body_20_indent">Create fedora.repo:</text:p>
      <text:p text:style-name="Code_20_Indented">cd /etc/yum.repos.d</text:p>
      <text:p text:style-name="Code_20_Indented">rm -f *.repo</text:p>
      <text:p text:style-name="Text_20_body_20_indent"/>
      <text:p text:style-name="Text_20_body_20_indent">Put the following lines in /etc/yum.repos.d/fedora.repo:</text:p>
      <text:p text:style-name="Code_20_Indented">[fedora]</text:p>
      <text:p text:style-name="Code_20_Indented">name=Fedora $releasever - $basearch</text:p>
      <text:p text:style-name="Code_20_Indented">baseurl=file:///install/fedora8/ppc64</text:p>
      <text:p text:style-name="Code_20_Indented">enabled=1</text:p>
      <text:p text:style-name="Code_20_Indented">gpgcheck=0</text:p>
      <text:p text:style-name="Text_20_body_20_indent"/>
      <text:p text:style-name="Text_20_body_20_indent">Test with: <text:span text:style-name="T17">yum search gcc</text:span></text:p>
      <text:p text:style-name="Text_20_body_20_indent"/>
      <text:p text:style-name="Text_20_body_20_indent">Copy the executables and files needed from the Management Node:</text:p>
      <text:p text:style-name="Code_20_Indented">mkdir /root/netboot</text:p>
      <text:p text:style-name="Code_20_Indented">cd /root/netboot</text:p>
      <text:p text:style-name="Code_20_Indented">scp mn20:/opt/xcat/share/xcat/netboot/fedora/genimage .</text:p>
      <text:p text:style-name="Code_20_Indented">scp mn20:/opt/xcat/share/xcat/netboot/fedora/geninitrd .</text:p>
      <text:p text:style-name="Code_20_Indented">scp mn20:/opt/xcat/share/xcat/netboot/fedora/compute.ppc64.pkglist .</text:p>
      <text:p text:style-name="Code_20_Indented">scp mn20:/opt/xcat/share/xcat/netboot/fedora/compute.exlist .</text:p>
      <text:p text:style-name="P2"/>
      <text:p text:style-name="Text_20_body_20_indent"/>
      <text:list text:style-name="WW8Num9" text:continue-numbering="true">
        <text:list-item>
          <text:p text:style-name="List_20_Number">Generate the image:</text:p>
        </text:list-item>
      </text:list>
      <text:p text:style-name="Text_20_body_20_indent"/>
      <text:p text:style-name="Text_20_body_20_indent">If you are building the image on a sample, continue the steps above by running:</text:p>
      <text:p text:style-name="Code_20_Indented"><text:bookmark-start text:name="DDE_LINK2"/>./genimage -i eth0 -n tg3 -o fedora8 -p compute</text:p>
      <text:p text:style-name="Code_20_Indented"><text:bookmark-end text:name="DDE_LINK2"/></text:p>
      <text:p text:style-name="Text_20_body_20_indent">Note: iSCSI, QS22, tg3, all slow - take a nap</text:p>
      <text:p text:style-name="Text_20_body_20_indent"/>
      <text:p text:style-name="Text_20_body_20_indent">If you are building the image on the management node:</text:p>
      <text:p text:style-name="Code_20_Indented">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text:soft-page-break/>export ARCH=x86_64 <text:s text:c="5"/># set ARCH to the type of image you are building</text:p>
      <text:p text:style-name="Code_20_Indented">export ARCH=ppc64 <text:s text:c="6"/># choose one or the other</text:p>
      <text:p text:style-name="Code_20_Indented">cd /install/netboot/fedora8/$ARCH/compute/rootimg/etc</text:p>
      <text:p text:style-name="Code_20_Indented">cp fstab fstab.ORIG</text:p>
      <text:p text:style-name="Text_20_body_20_indent"/>
      <text:p text:style-name="Text_20_body_20_indent">Edit fstab. <text:s/><text:span text:style-name="T6">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0">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continue-numbering="true">
        <text:list-item>
          <text:list text:continue-numbering="true">
            <text:list-item>
              <text:h text:style-name="P101" text:outline-level="2">Test Boot the Stateless Image </text:h>
            </text:list-item>
          </text:list>
        </text:list-item>
      </text:list>
      <text:p text:style-name="Standard"/>
      <text:p text:style-name="Text_20_body">Even though we aren't done yet customizing the image, you can boot a node with the image, just for fun:</text:p>
      <text:p text:style-name="Standard"/>
      <text:p text:style-name="Code_20_Indented">nodeset &lt;nodename&gt; netboot</text:p>
      <text:p text:style-name="Code_20_Indented">rpower &lt;nodename&gt; boot</text:p>
      <text:p text:style-name="Standard"/>
      <text:list text:style-name="L1" text:continue-numbering="true">
        <text:list-item>
          <text:list text:continue-numbering="true">
            <text:list-item>
              <text:h text:style-name="P101" text:outline-level="2">To Update QS22 Stateless Image</text:h>
            </text:list-item>
          </text:list>
        </text:list-item>
      </text:list>
      <text:p text:style-name="Standard">If you need to update the image at any point with additional packages:</text:p>
      <text:p text:style-name="Standard"/>
      <text:list text:style-name="WW8Num9">
        <text:list-item text:start-value="1">
          <text:p text:style-name="List_20_Number">Set $ARCH:</text:p>
        </text:list-item>
      </text:list>
      <text:p text:style-name="Code_20_Indented">export ARCH=x86_64 <text:s text:c="5"/># or...</text:p>
      <text:p text:style-name="Code_20_Indented">export ARCH=ppc64</text:p>
      <text:p text:style-name="Code_20_Indented">export ROOTIMG=/install/netboot/fedora8/$ARCH/compute/rootimg</text:p>
      <text:p text:style-name="Code_20_Indented"/>
      <text:list text:style-name="WW8Num9" text:continue-numbering="true">
        <text:list-item>
          <text:p text:style-name="List_20_Number">Before running genimage, yum, or rpm against the image: </text:p>
        </text:list-item>
      </text:list>
      <text:p text:style-name="Code_20_Indented">rm $ROOTIMG/var/lib/rpm/__db.00*</text:p>
      <text:p text:style-name="P5"/>
      <text:list text:style-name="WW8Num9" text:continue-numbering="true">
        <text:list-item>
          <text:p text:style-name="List_20_Number">To update the image by running genimage, add packages to compute.ppc64.pkglist and rerun genimage as described in the previous section.</text:p>
        </text:list-item>
      </text:list>
      <text:p text:style-name="Text_20_body_20_indent"><text:soft-page-break/></text:p>
      <text:list text:style-name="WW8Num9" text:continue-numbering="true">
        <text:list-item>
          <text:p text:style-name="List_20_Number">To update the image using YUM:</text:p>
        </text:list-item>
      </text:list>
      <text:p text:style-name="Code_20_Indented">rm -f /$ROOTIMG/etc/yum.repos.d/*</text:p>
      <text:p text:style-name="Code_20_Indented">cp /etc/yum.repos.d/*.repo $ROOTIMG/etc/yum.repos.d</text:p>
      <text:p text:style-name="Code_20_Indented">yum --installroot=$ROOTIMG install &lt;rpms&gt;</text:p>
      <text:list text:style-name="WW8Num9" text:continue-numbering="true">
        <text:list-header>
          <text:p text:style-name="List_20_Number"/>
        </text:list-header>
        <text:list-item>
          <text:p text:style-name="List_20_Number">To update image using RPM:</text:p>
        </text:list-item>
      </text:list>
      <text:p text:style-name="Code_20_Indented">rpm --root /$ROOTIMG -Uvh &lt;rpms&gt;</text:p>
      <text:p text:style-name="Standard"/>
      <text:list text:style-name="WW8Num9" text:continue-numbering="true">
        <text:list-item>
          <text:p text:style-name="List_20_Number">Re-pack the image</text:p>
        </text:list-item>
      </text:list>
      <text:p text:style-name="Code_20_Indented">packimage -o fedora8 -p compute -a $ARCH</text:p>
      <text:list text:style-name="L1" text:continue-numbering="true">
        <text:list-item>
          <text:list text:continue-numbering="true">
            <text:list-header>
              <text:p text:style-name="P58"/>
            </text:list-header>
            <text:list-item>
              <text:h text:style-name="P101" text:outline-level="2">Build the Compressed Image</text:h>
            </text:list-item>
          </text:list>
        </text:list-item>
      </text:list>
      <text:p text:style-name="Text_20_body"/>
      <text:list text:style-name="L1" text:continue-numbering="true">
        <text:list-item>
          <text:list text:continue-numbering="true">
            <text:list-item>
              <text:list text:continue-numbering="true">
                <text:list-item>
                  <text:h text:style-name="P63" text:outline-level="3">Build aufs on Your Sample Node</text:h>
                </text:list-item>
              </text:list>
            </text:list-item>
          </text:list>
        </text:list-item>
      </text:list>
      <text:p text:style-name="Standard">Do this on the same node you generated the image on. <text:s/>Note: <text:s/>if this is a node other than the management node, we assume you still have /install mounted from the MN, the genimage stuff in /root/netboot, etc..</text:p>
      <text:p text:style-name="Standard"/>
      <text:p text:style-name="Code">yum install kernel-devel gcc squashfs-tools</text:p>
      <text:p text:style-name="Code">mkdir /tmp/aufs</text:p>
      <text:p text:style-name="Code">cd /tmp/aufs</text:p>
      <text:p text:style-name="Code">svn co <text:a xlink:type="simple" xlink:href="http://xcat.svn.sf.net/svnroot/xcat/xcat-dep/trunk/aufs">http://xcat.svn.sf.net/svnroot/xcat/xcat-dep/trunk/aufs</text:a></text:p>
      <text:p text:style-name="Code"># if your node does not have internet acccess, do that elsewhere and copy</text:p>
      <text:p text:style-name="Standard"/>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strip -g aufs.ko </text:p>
      <text:p text:style-name="Text_20_body_20_indent"/>
      <text:list text:style-name="L1" text:continue-numbering="true">
        <text:list-item>
          <text:list text:continue-numbering="true">
            <text:list-item>
              <text:list text:continue-numbering="true">
                <text:list-item>
                  <text:h text:style-name="P63" text:outline-level="3">Generate <text:s/>the Compressed Image</text:h>
                </text:list-item>
              </text:list>
            </text:list-item>
          </text:list>
        </text:list-item>
      </text:list>
      <text:p text:style-name="Text_20_body">If you are building on a sample qs node:</text:p>
      <text:p text:style-name="Code">cp aufs.ko /root/netboot</text:p>
      <text:p text:style-name="Code">cd /opt/xcat/share/xcat/netboot/fedora</text:p>
      <text:p text:style-name="Code">./geninitrd -i eth0 -n tg3,squashfs,aufs,loop -o fedora8 -p compute -l $(expr 100 \* 1024 \* 1024)</text:p>
      <text:p text:style-name="Text_20_body"/>
      <text:p text:style-name="Text_20_body">If you are building on the management node:</text:p>
      <text:p text:style-name="Code">cp aufs.ko /opt/xcat/share/xcat/netboot/fedora/</text:p>
      <text:p text:style-name="Code">cd /opt/xcat/share/xcat/netboot/fedora</text:p>
      <text:p text:style-name="Code"><text:soft-page-break/>./geninitrd -i eth0 -n tg3,bnx2,squashfs,aufs,loop -o fedora8 -p service -l $(expr 100 \* 1024 \* 1024)</text:p>
      <text:p text:style-name="Text_20_body"/>
      <text:p text:style-name="P11">Note: <text:s/>the order of the modules in the -n option is important.</text:p>
      <text:p text:style-name="P11">Note: <text:s/>The -l is the size of the / file system in RAM</text:p>
      <text:p text:style-name="Text_20_body"/>
      <text:list text:style-name="L1" text:continue-numbering="true">
        <text:list-item>
          <text:list text:continue-numbering="true">
            <text:list-item>
              <text:list text:continue-numbering="true">
                <text:list-item>
                  <text:h text:style-name="P63" text:outline-level="3"><text:reference-mark-start text:name="1.1.1Optionally Use Light Weight Postscript"/>Optionally Use Light Weight Postscript<text:reference-mark-end text:name="1.1.1Optionally Use Light Weight Postscript"/></text:h>
                </text:list-item>
              </text:list>
            </text:list-item>
          </text:list>
        </text:list-item>
      </text:list>
      <text:p text:style-name="Standard">In extremely large clusters, the flexible postscript infrastructure that xCAT provides can increase the time it takes to boot all the nodes at once. <text:s/>You can optionally use a single, light weight, script that can be customized to do all your node post boot configuration. <text:s/>The sample provided assumes that all services come from the same service node that responded to the DHCP broadcast. <text:s/>To use this light weight postscript:</text:p>
      <text:p text:style-name="Standard"/>
      <text:p text:style-name="Code">export ARCH=x86_64 <text:s text:c="5"/># or...</text:p>
      <text:p text:style-name="Code">export ARCH=ppc64</text:p>
      <text:p text:style-name="Code">export ROOTIMG=/install/netboot/fedora8/$ARCH/compute/rootimg</text:p>
      <text:p text:style-name="Code">cd $ROOTIMG</text:p>
      <text:p text:style-name="Code">cp -r /root/.ssh ./root</text:p>
      <text:p text:style-name="Code">cp /opt/xcat/share/xcat/netboot/add-on/stateless/stateless etc/init.d</text:p>
      <text:p text:style-name="Code">chroot .</text:p>
      <text:p text:style-name="Code">chkconfig xcatpostinit off</text:p>
      <text:p text:style-name="Code">chkconfig --add stateless</text:p>
      <text:p text:style-name="Standard"/>
      <text:list text:style-name="L1" text:continue-numbering="true">
        <text:list-item>
          <text:list text:continue-numbering="true">
            <text:list-item>
              <text:list text:continue-numbering="true">
                <text:list-item>
                  <text:h text:style-name="P63" text:outline-level="3">Pack and Install the Compressed Image</text:h>
                </text:list-item>
              </text:list>
            </text:list-item>
          </text:list>
        </text:list-item>
      </text:list>
      <text:p text:style-name="Standard"/>
      <text:p text:style-name="Text_20_body">On the Management Node:</text:p>
      <text:p text:style-name="Code">yum install squashfs-tools <text:s text:c="6"/># if you did not do this earlier</text:p>
      <text:p text:style-name="Code">packimage -a $ARCH -o fedora8 -p compute -m squashfs</text:p>
      <text:p text:style-name="Code"/>
      <text:p text:style-name="Code">chtab node=blade nodetype.profile=compute nodetype.os=fedora8</text:p>
      <text:p text:style-name="Code">nodeset blade netboot</text:p>
      <text:p text:style-name="Code">rpower blade boot</text:p>
      <text:p text:style-name="Text_20_body_20_indent"/>
      <text:p text:style-name="Text_20_body">Note: <text:s/>If you have a need to unsquash the image:</text:p>
      <text:p text:style-name="Code_20_Indented">cd <text:s/>/install/netboot/fedora8/x86_64/compute</text:p>
      <text:p text:style-name="Code_20_Indented">rm -f rootimg.sfs</text:p>
      <text:p text:style-name="Code_20_Indented">packimage -a x86_64 -o fedora8 -p compute -m cpio</text:p>
      <text:p text:style-name="P6"/>
      <text:list text:style-name="L1" text:continue-numbering="true">
        <text:list-item>
          <text:list text:continue-numbering="true">
            <text:list-item>
              <text:list text:continue-numbering="true">
                <text:list-item>
                  <text:h text:style-name="P63" text:outline-level="3">Check Memory Usage</text:h>
                </text:list-item>
              </text:list>
            </text:list-item>
          </text:list>
        </text:list-item>
      </text:list>
      <text:p text:style-name="Code"># ssh &lt;node&g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text:soft-page-break/>compute_ppc64 <text:s text:c="8"/>100M <text:s/>220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text:s/>But wheres the OS?</text:p>
      <text:p text:style-name="Text_20_body">Look at cached. <text:s/>61M compress OS image. <text:s/>3.5x smaller</text:p>
      <text:p text:style-name="Text_20_body"/>
      <text:p text:style-name="Text_20_body">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list text:style-name="L1" text:continue-numbering="true">
        <text:list-item>
          <text:h text:style-name="P87" text:outline-level="1">Building QS22 Image for 64K pages</text:h>
        </text:list-item>
      </text:list>
      <text:p text:style-name="Standard"/>
      <text:p text:style-name="Standard">Note: <text:s/>consider merging 9/10 if building kernel for 64K pages and NFS-hybrid boot.</text:p>
      <text:p text:style-name="Standard"/>
      <text:p text:style-name="P22">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cd /tmp</text:p>
      <text:p text:style-name="Code">wget http://download.fedora.redhat.com/pub/fedora/linux/releases/8/Fedora/source/SRPMS/kernel-2.6.23.1-42.fc8.src.rpm</text:p>
      <text:p text:style-name="Code">scp kernel-2.6.23.1-42.fc8.src.rpm mvqs21b:/tmp</text:p>
      <text:p text:style-name="Code">nodech mvqs21b nodetype.profile=iscsi</text:p>
      <text:p text:style-name="Code">nodeset mvqs21b iscsiboot</text:p>
      <text:p text:style-name="Code">rpower mvqs21b boot</text:p>
      <text:p text:style-name="Text_20_body"/>
      <text:p text:style-name="P10">On the sample blade:</text:p>
      <text:p text:style-name="Code">ssh mvqs21b</text:p>
      <text:p text:style-name="Code">mkdir /install</text:p>
      <text:p text:style-name="Code">mount mgmt:/install /install</text:p>
      <text:p text:style-name="Code">yum install rpm-build redhat-rpm-config ncurses ncurses-devel kernel-devel gcc squashfs-tools</text:p>
      <text:p text:style-name="Code">cd /tmp</text:p>
      <text:p text:style-name="Code">rpm -Uivh kernel-2.6.23.1-42.fc8.src.rpm</text:p>
      <text:p text:style-name="Code">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
      <text:p text:style-name="P19"><text:soft-page-break/><text:span text:style-name="T7">STOP</text:span>: <text:s/>Do step 10.3 if NFS-hybrid required.</text:p>
      <text:p text:style-name="Code"/>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cd /lib/modules/2.6.23.1-42.fc8-64k/kernel</text:p>
      <text:p text:style-name="Code">find . -name "*.ko" -type f -exec strip -g {} \;</text:p>
      <text:p text:style-name="P3"/>
      <text:p text:style-name="Text_20_body"/>
      <text:list text:style-name="L1" text:continue-numbering="true">
        <text:list-item>
          <text:list text:continue-numbering="true">
            <text:list-item>
              <text:h text:style-name="P101" text:outline-level="2">Rebuild aufs</text:h>
            </text:list-item>
          </text:list>
        </text:list-item>
      </text:list>
      <text:p text:style-name="Standard"/>
      <text:p text:style-name="Standard">Skip this section if using NFS-hybrid.</text:p>
      <text:p text:style-name="Standard"/>
      <text:p text:style-name="Text_20_body">Rebuild aufs.so:</text:p>
      <text:p text:style-name="Code">rm -rf aufs</text:p>
      <text:p text:style-name="Code">tar jxvf aufs-2-6-2008.tar.bz2</text:p>
      <text:p text:style-name="Code">cd aufs</text:p>
      <text:p text:style-name="Code">mv include/linux/aufs_type.h fs/aufs/</text:p>
      <text:p text:style-name="Code">cd fs/aufs/</text:p>
      <text:p text:style-name="Code">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0">On sample blade:</text:p>
      <text:p text:style-name="Code">cd /root</text:p>
      <text:p text:style-name="Code">./genimage -i eth0 -n tg3 -o fedora8 -p compute -k 2.6.23.1-42.fc8-64k</text:p>
      <text:list text:style-name="L1" text:continue-numbering="true">
        <text:list-item>
          <text:list text:continue-numbering="true">
            <text:list-item>
              <text:h text:style-name="P101" text:outline-level="2">Test unsquashed:</text:h>
            </text:list-item>
          </text:list>
        </text:list-item>
      </text:list>
      <text:p text:style-name="Standard"/>
      <text:p text:style-name="P9">On sample blade:</text:p>
      <text:p text:style-name="Code">cd /root</text:p>
      <text:p text:style-name="Code">./geninitrd -i eth0 -n tg3 -o fedora8 -p compute -k 2.6.23.1-42.fc8-64k</text:p>
      <text:p text:style-name="Text_20_body"/>
      <text:p text:style-name="P9">On Management Node:</text:p>
      <text:p text:style-name="Code"><text:soft-page-break/>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63"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none <text:s text:c="18"/>10M <text:s text:c="4"/>0 <text:s text:c="2"/>10M <text:s text:c="2"/>0% /tmp</text:p>
      <text:p text:style-name="Code">none <text:s text:c="18"/>10M <text:s text:c="4"/>0 <text:s text:c="2"/>10M <text:s text:c="2"/>0% /var/tmp</text:p>
      <text:p text:style-name="Text_20_body"/>
      <text:list text:style-name="L1" text:continue-numbering="true">
        <text:list-item>
          <text:list text:continue-numbering="true">
            <text:list-item>
              <text:h text:style-name="P101" text:outline-level="2">Test squash</text:h>
            </text:list-item>
          </text:list>
        </text:list-item>
      </text:list>
      <text:p text:style-name="Standard"/>
      <text:p text:style-name="P22">On sample blade:</text:p>
      <text:p text:style-name="Code">cd /root</text:p>
      <text:p text:style-name="Code">./geninitrd -i eth0 -n tg3,squashfs,aufs,loop -o fedora8 -p compute -k 2.6.23.1-42.fc8-64k -l $(expr 100 \* 1024 \* 1024)</text:p>
      <text:p text:style-name="Text_20_body"/>
      <text:p text:style-name="P11">Note: <text:s/>the order of the modules in the -n option is important.</text:p>
      <text:p text:style-name="P11"/>
      <text:p text:style-name="Standard"><text:span text:style-name="T6">On Management Node:</text:span> </text:p>
      <text:p text:style-name="Code">rm -f /install/netboot/fedora8/ppc64/compute/rootimg.sfs</text:p>
      <text:p text:style-name="Code">packimage -a ppc64 -o fedora8 -p compute -m squashfs #bug, must remove sfs first</text:p>
      <text:p text:style-name="Code">nodech <text:span text:style-name="T2">left</text:span> nodetype.profile=compute nodetype.os=fedora8</text:p>
      <text:p text:style-name="Code">nodeset <text:span text:style-name="T2">left</text:span> netboot</text:p>
      <text:p text:style-name="Code">rpower <text:span text:style-name="T2">left</text:span> boot</text:p>
      <text:list text:style-name="L1" text:continue-numbering="true">
        <text:list-item>
          <text:list text:continue-numbering="true">
            <text:list-item>
              <text:list text:continue-numbering="true">
                <text:list-item>
                  <text:h text:style-name="P63"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7">./lib/modules/* in compute.exlist: <text:s/>(??)</text:p>
      <text:p text:style-name="Text_20_body"/>
      <text:list text:style-name="L1" text:continue-numbering="true">
        <text:list-item>
          <text:list text:continue-numbering="true">
            <text:list-item>
              <text:h text:style-name="P101" text:outline-level="2"><text:soft-page-break/>To Switch Back to 4K Pages</text:h>
            </text:list-item>
          </text:list>
        </text:list-item>
      </text:list>
      <text:p text:style-name="Text_20_body"/>
      <text:p text:style-name="P9">On sample blade:</text:p>
      <text:p text:style-name="Code"/>
      <text:p text:style-name="Code">cd /root</text:p>
      <text:p text:style-name="Code">./geninitrd -i eth0 -n tg3 -o fedora8 -p compute</text:p>
      <text:p text:style-name="Text_20_body"/>
      <text:p text:style-name="Text_20_body"><text:span text:style-name="T5">OR</text:span><text:span text:style-name="T5"><text:line-break/></text:span></text:p>
      <text:p text:style-name="Code">./geninitrd -i eth0 -n tg3,squashfs,aufs,loop -o fedora8 -p compute -l $(expr 100 \* 1024 \* 1024)</text:p>
      <text:p text:style-name="Text_20_body"/>
      <text:p text:style-name="P9">From Management Node:</text:p>
      <text:p text:style-name="Code">rm -f /install/netboot/fedora8/ppc64/compute/rootimg.sfs</text:p>
      <text:p text:style-name="Code">packimage -a ppc64 -o fedora8 -p compute -m cpio</text:p>
      <text:p text:style-name="Text_20_body"/>
      <text:p text:style-name="Text_20_body">OR</text:p>
      <text:p text:style-name="Text_20_body"/>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style-name="P87" text:outline-level="1"><text:reference-mark-start text:name="1.0Using NFS Hybrid for the Diskless Images"/>Using NFS Hybrid for the Diskless Images<text:reference-mark-end text:name="1.0Using NFS Hybrid for the Diskless Images"/></text:h>
        </text:list-item>
      </text:list>
      <text:p text:style-name="Standard"/>
      <text:p text:style-name="Standard">NOTE: <text:s/>NFS Hybrid will increase the NFS load on the management and/or service nodes. <text:s/>The number of NFS daemons should be increased.</text:p>
      <text:p text:style-name="Standard"/>
      <text:list text:style-name="WW8Num9">
        <text:list-item text:start-value="1">
          <text:p text:style-name="List_20_Number">Get stateless cpio or squashfs set up and test (see previous notes).</text:p>
        </text:list-item>
      </text:list>
      <text:p text:style-name="P23"/>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text:soft-page-break/>yum install rpm-build redhat-rpm-config ncurses ncurses-devel kernel-devel gcc squashfs-tools</text:p>
      <text:p text:style-name="Standard"/>
      <text:p text:style-name="Text_20_body_20_indent">Kernel notes (x86_64 and ppc64):</text:p>
      <text:p text:style-name="Code_20_Indented">cd /tmp</text:p>
      <text:p text:style-name="Code_20_Indented">wget http://download.fedora.redhat.com/pub/fedora/linux/releases/8/Fedora/source/SRPMS/kernel-2.6.23.1-42.fc8.src.rpm</text:p>
      <text:p text:style-name="Code_20_Indented">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find . -print | cpio -dump /usr/src/linux-2.6.23.$(uname -m)/</text:p>
      <text:p text:style-name="Code_20_Indented">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cd /tmp/aufs/aufs</text:p>
      <text:p text:style-name="Code_20_Indented">make -f local.mk kconfig</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o:</text:p>
      <text:p text:style-name="Code_20_Indented">source "fs/nls/Kconfig"</text:p>
      <text:p text:style-name="Code_20_Indented">source "fs/dlm/Kconfig"</text:p>
      <text:p text:style-name="Code_20_Indented">source "fs/aufs/Kconfig"</text:p>
      <text:p text:style-name="Standard"/>
      <text:p text:style-name="Text_20_body_20_indent">Append to: fs/Makefile</text:p>
      <text:p text:style-name="Code_20_Indented">obj-$(CONFIG_AUFS) += aufs/</text:p>
      <text:p text:style-name="Standard"/>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oft-page-break/><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 text:c="2"/>[ ] <text:s text:c="2"/>Compatibility with Unionfs (obsolete)</text:p>
      <text:p text:style-name="Code_20_Indented">Exit, Exit, Save</text:p>
      <text:p text:style-name="Code_20_Indented"/>
      <text:p text:style-name="Code_20_Indented"><text:span text:style-name="T18">Edit Makefile</text:span><text:span text:style-name="T18"> line 4: <text:s/></text:span>EXTRAVERSION = .1-42.fc8-aufs</text:p>
      <text:p text:style-name="Standard"/>
      <text:p text:style-name="Code_20_Indented">make -j4</text:p>
      <text:p text:style-name="Code_20_Indented">make modules_install</text:p>
      <text:p text:style-name="Code_20_Indented">make install</text:p>
      <text:p text:style-name="Code_20_Indented">cd /lib/modules/2.6.23.1-42.fc8-aufs/kernel</text:p>
      <text:p text:style-name="Code_20_Indented">find . -name "*.ko" -type f -exec strip -g {} \;</text:p>
      <text:p text:style-name="Standard"/>
      <text:p text:style-name="Text_20_body_20_indent">Whew!</text:p>
      <text:p text:style-name="Standard"/>
      <text:list text:style-name="WW8Num9" text:continue-numbering="true">
        <text:list-item>
          <text:p text:style-name="List_20_Number">Remove old aufs.ko:<text:line-break/></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Text_20_body_20_indent"/>
      <text:p text:style-name="Text_20_body_20_indent">Create ifcfg-eth0:</text:p>
      <text:p text:style-name="Code_20_Indented">cd /install/netboot/fedora8/x86_64/compute/rootimg/etc/sysconfig/networks-scripts</text:p>
      <text:p text:style-name="Text_20_body_20_indent"/>
      <text:p text:style-name="Text_20_body_20_indent">Put in ifcfg-eth0:</text:p>
      <text:p text:style-name="Code_20_Indented">ONBOOT=yes</text:p>
      <text:p text:style-name="Code_20_Indented">BOOTPROTO=none</text:p>
      <text:p text:style-name="Code_20_Indented">DEVICE=eth0</text:p>
      <text:p text:style-name="Text_20_body_20_indent"/>
      <text:p text:style-name="Text_20_body_20_indent">(This solves an intermittent problem where DHCP hoses IP long enough to hose NFS and then nothing works. <text:s/>It's also one less DHCP and it boots faster.)</text:p>
      <text:p text:style-name="Text_20_body_20_indent"/>
      <text:p text:style-name="Text_20_body_20_indent">Note: <text:s/>for Fedora 9 only, there is a bug that appears to need the following work-around: <text:s/>in /sbin/dhclient-script change "if [ x$keep_old_ip = xyes ]; then" to "if true; then". <text:s/>(This has been submitted as a bug: <text:s/><text:a xlink:type="simple" xlink:href="https://bugzilla.redhat.com/show_bug.cgi?id=453982">https://bugzilla.redhat.com/show_bug.cgi?id=453982</text:a> .)</text:p>
      <text:p text:style-name="Text_20_body_20_indent"/>
      <text:p text:style-name="Text_20_body_20_indent">Append to fstab:</text:p>
      <text:p text:style-name="Code_20_Indented">cd /install/netboot/fedora8/x86_64/compute/rootimg/etc</text:p>
      <text:p text:style-name="Text_20_body_20_indent">add this line:</text:p>
      <text:p text:style-name="P32"><text:soft-page-break/>sunrpc <text:s text:c="11"/>/var/lib/nfs/rpc_pipefs rpc_pipefs rw 0 0</text:p>
      <text:p text:style-name="Text_20_body_20_indent"/>
      <text:p text:style-name="Standard"/>
      <text:p text:style-name="Code_20_Indented">yum --installroot=/install/netboot/fedora8/x86_64/compute/rootimg install nfs-utils</text:p>
      <text:p text:style-name="Code_20_Indented">cd /opt/xcat/share/xcat/netboot/fedora</text:p>
      <text:p text:style-name="Code_20_Indented">./geninitrd -i eth0 -n tg3,bnx2,aufs,loop,sunrpc,lockd,nfs_acl,nfs -o fedora8 -p compute -k 2.6.23.1-42.fc8-aufs <text:s text:c="2"/># (or -64k for PPC64)</text:p>
      <text:p text:style-name="Code_20_Indented">packimage -a x86_64 -o fedora8 -p compute -m nfs</text:p>
      <text:p text:style-name="Standard"/>
      <text:p text:style-name="Text_20_body_20_indent"><text:span text:style-name="T7">Note:</text:span> Contents of /install/netboot/fedora8/x86_64/compute/rootimg <text:span text:style-name="T7">must</text:span> be available on all service and management nodes and NFS exported.</text:p>
      <text:p text:style-name="Standard"/>
      <text:p text:style-name="Text_20_body_20_indent">Note: <text:s/>the order of the modules in the -n option above is important.</text:p>
      <text:p text:style-name="Standard"/>
      <text:p text:style-name="Code_20_Indented">nodeset &lt;noderange&gt; netboot</text:p>
      <text:p text:style-name="Code_20_Indented">rpower &lt;noderange&gt; boot</text:p>
      <text:p text:style-name="Standard"/>
      <text:list text:style-name="L10">
        <text:list-item>
          <text:p text:style-name="P59">9 Updating images.</text:p>
        </text:list-item>
      </text:list>
      <text:p text:style-name="P26"/>
      <text:p text:style-name="P25">To update image use yum/rpm/vi/chroot from the mgmt node for x86_64 or yum/rpm /vi/chroot from the QS22 iSCSI image as if for a cpio or squashfs system.</text:p>
      <text:p text:style-name="P25"/>
      <text:p text:style-name="P25">To propagate the changes to all service nodes (if applicable) after rebooting the service nodes:</text:p>
      <text:p text:style-name="P25"/>
      <text:p text:style-name="Code">xdcp service -f 4 -r /usr/bin/rsync -o '-e ssh -craz' /install/netboot/*/*/compute /install/postscripts /install</text:p>
      <text:p text:style-name="P25"/>
      <text:p text:style-name="P25">To propagate the changes to all service nodes (if applicable) after changing any of the images:</text:p>
      <text:p text:style-name="P25"><text:s text:c="7"/></text:p>
      <text:p text:style-name="Code">xdcp service -f 20 -r /usr/bin/rsync -o '-e ssh -crazv --delete' /install/netboot/*/*/compute /install/postscripts /install</text:p>
      <text:p text:style-name="P27"/>
      <text:p text:style-name="Standard">No need to reboot compute nodes after updates.</text:p>
      <text:p text:style-name="P39"/>
      <text:list text:style-name="L1" text:continue-numbering="true">
        <text:list-item>
          <text:h text:style-name="P87" text:outline-level="1"><text:reference-mark-start text:name="Install Torque"/>Install <text:s/>Torque<text:reference-mark-end text:name="Install Torque"/></text:h>
          <text:list>
            <text:list-item>
              <text:h text:style-name="P101" text:outline-level="2">Set Up Torque Server</text:h>
            </text:list-item>
          </text:list>
        </text:list-item>
      </text:list>
      <text:p text:style-name="Code">cd /tmp</text:p>
      <text:p text:style-name="P18"><text:span text:style-name="T11">w</text:span><text:span text:style-name="T11">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oft-page-break/><text:s text:c="8"/>--enable-syslog \</text:p>
      <text:p text:style-name="Code"><text:s text:c="8"/>--with-scp \</text:p>
      <text:p text:style-name="Code"><text:s text:c="8"/>--disable-rpp \</text:p>
      <text:p text:style-name="Code"><text:s text:c="8"/>--disable-spool</text:p>
      <text:p text:style-name="Code">make</text:p>
      <text:p text:style-name="Code">make install</text:p>
      <text:p text:style-name="Text_20_body_20_indent"/>
      <text:list text:style-name="L1" text:continue-numbering="true">
        <text:list-item>
          <text:list text:continue-numbering="true">
            <text:list-item>
              <text:h text:style-name="P101" text:outline-level="2">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chmod 755 /etc/profile.d/torque.sh</text:p>
      <text:p text:style-name="Code">source /etc/profile.d/torque.sh</text:p>
      <text:p text:style-name="Text_20_body"/>
      <text:list text:style-name="L1" text:continue-numbering="true">
        <text:list-item>
          <text:list text:continue-numbering="true">
            <text:list-item>
              <text:h text:style-name="P101" text:outline-level="2"><text:s/>Define Nodes</text:h>
            </text:list-item>
          </text:list>
        </text:list-item>
      </text:list>
      <text:p text:style-name="Code">cd /var/spool/pbs/server_priv</text:p>
      <text:p text:style-name="Code">nodels '/rr.*a' groups | sed 's/: groups://' | sed 's/,/ /g' | sed 's/$/ np=4/' &gt;nodes</text:p>
      <text:p text:style-name="Text_20_body"/>
      <text:list text:style-name="L1" text:continue-numbering="true">
        <text:list-item>
          <text:list text:continue-numbering="true">
            <text:list-item>
              <text:h text:style-name="P101" text:outline-level="2"><text:s/>Set 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cp -f /opt/xcat/share/xcat/netboot/add-on/torque/pbs_server /etc/init.d/</text:p>
      <text:p text:style-name="Code">chkconfig --del pbs</text:p>
      <text:p text:style-name="Code">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style-name="P101" text:outline-level="2">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style-name="P101" text:outline-level="2">Install Perl Curses for pbstop</text:h>
            </text:list-item>
          </text:list>
        </text:list-item>
      </text:list>
      <text:p text:style-name="P16">yum install perl-Curses</text:p>
      <text:p text:style-name="Text_20_body"><text:soft-page-break/></text:p>
      <text:list text:style-name="L1" text:continue-numbering="true">
        <text:list-item>
          <text:list text:continue-numbering="true">
            <text:list-item>
              <text:h text:style-name="P101" text:outline-level="2">Create a Torque Default Queue</text:h>
            </text:list-item>
          </text:list>
        </text:list-item>
      </text:list>
      <text:p text:style-name="Code">echo "create queue dque</text:p>
      <text:p text:style-name="Code">set queue dque queue_type = Execution</text:p>
      <text:p text:style-name="Code">set queue dque enabled = True</text:p>
      <text:p text:style-name="Code">set queue dque started = True</text:p>
      <text:p text:style-name="Code">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et server keep_completed=300" | qmgr</text:p>
      <text:p text:style-name="Text_20_body"/>
      <text:list text:style-name="L1" text:continue-numbering="true">
        <text:list-item>
          <text:list text:continue-numbering="true">
            <text:list-item>
              <text:h text:style-name="P101" text:outline-level="2">Set Up Torque Client ( x86_64 only)</text:h>
              <text:list>
                <text:list-item>
                  <text:h text:style-name="P63"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63" text:outline-level="3">Configure Torque</text:h>
                  <text:list>
                    <text:list-item>
                      <text:h text:style-name="P80"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cp access.conf access.conf.BOOT</text:p>
      <text:p text:style-name="Code">cd /install/netboot/fedora8/x86_64/compute/rootimg/etc/pam.d</text:p>
      <text:p text:style-name="Text_20_body"/>
      <text:p text:style-name="Text_20_body">Edit system-auth and replace:</text:p>
      <text:p text:style-name="Code">account <text:s text:c="4"/>sufficient <text:s text:c="3"/>pam_ldap.so</text:p>
      <text:p text:style-name="Code">account <text:s text:c="4"/>required <text:s text:c="5"/>pam_unix.so</text:p>
      <text:p text:style-name="Text_20_body"/>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80"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text:soft-page-break/></text:p>
      <text:p text:style-name="Text_20_body">Set up the config file:</text:p>
      <text:p text:style-name="Code">echo "StrictHostKeyChecking no</text:p>
      <text:p text:style-name="Code">FallBackToRsh no</text:p>
      <text:p text:style-name="Code">BatchMode yes</text:p>
      <text:p text:style-name="Code">ConnectionAttempts 5</text:p>
      <text:p text:style-name="Code">UsePrivilegedPort no</text:p>
      <text:p text:style-name="Code">Compression no</text:p>
      <text:p text:style-name="Code">Cipher blowfish</text:p>
      <text:p text:style-name="Code">CheckHostIP no" &gt;config</text:p>
      <text:p text:style-name="Text_20_body"/>
      <text:list text:style-name="L1" text:continue-numbering="true">
        <text:list-item>
          <text:list text:continue-numbering="true">
            <text:list-item>
              <text:list text:continue-numbering="true">
                <text:list-item>
                  <text:h text:style-name="P63"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text:style-name="L1" text:continue-numbering="true">
        <text:list-item>
          <text:h text:style-name="P87" text:outline-level="1"><text:reference-mark-start text:name="1.0Set Up Moab"/>Set Up Moab<text:reference-mark-end text:name="1.0Set Up Moab"/></text:h>
          <text:list>
            <text:list-item>
              <text:h text:style-name="P101"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cd moab-5.2.1</text:p>
      <text:p text:style-name="Code">./configure --prefix=/opt/moab</text:p>
      <text:p text:style-name="Code">make install</text:p>
      <text:p text:style-name="Text_20_body"/>
      <text:list text:style-name="L1" text:continue-numbering="true">
        <text:list-item>
          <text:list text:continue-numbering="true">
            <text:list-item>
              <text:h text:style-name="P101" text:outline-level="2">Configure Moab</text:h>
            </text:list-item>
          </text:list>
        </text:list-item>
      </text:list>
      <text:p text:style-name="Code">mkdir -p /var/spool/moab/log</text:p>
      <text:p text:style-name="Code">mkdir -p /var/spool/moab/stats</text:p>
      <text:p text:style-name="Text_20_body"/>
      <text:p text:style-name="Text_20_body">Create /etc/profile.d/moab.sh:</text:p>
      <text:p text:style-name="Code">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6">change:</text:span></text:p>
      <text:p text:style-name="Code">RMCFG[mn20] <text:s text:c="5"/>TYPE=NONE</text:p>
      <text:p text:style-name="Text_20_body_20_indent"/>
      <text:p text:style-name="P9">to:</text:p>
      <text:p text:style-name="Code">RMCFG[mn20] <text:s text:c="5"/>TYPE=pbs</text:p>
      <text:p text:style-name="Text_20_body"/>
      <text:p text:style-name="Text_20_body"><text:soft-page-break/>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JOBMAXSTARTTIME <text:s text:c="12"/>00:05:00</text:p>
      <text:p text:style-name="Code">DEFERTIME <text:s text:c="18"/>0</text:p>
      <text:p text:style-name="Code">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63"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
      <text:list text:style-name="L1" text:continue-numbering="true">
        <text:list-item>
          <text:h text:style-name="P87" text:outline-level="1"><text:reference-mark-start text:name="Appendix:  Customizing Your Nodes by Creating Your Own Postscripts"/>Appendix: <text:s/>Customizing Your Nodes by Creating Your Own Postscripts<text:reference-mark-end text:name="Appendix:  Customizing Your Nodes by Creating Your Own Postscripts"/></text:h>
        </text:list-item>
      </text:list>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Code">chtab node=mygroup postscripts.postscripts=mypostscript</text:p>
      <text:p text:style-name="Code"/>
      <text:p text:style-name="Text_20_body">On each node, 1<text:span text:style-name="T15">st</text:span> the scripts listed in the xcatdefaults row of the table will be run and then the scripts for the group that this node belongs to. <text:s/>If the node is being installed, the postscripts will be run after 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veral variables will be set in the environment, which your script can use to control its actions:</text:p>
      <text:list text:style-name="L11">
        <text:list-item>
          <text:p text:style-name="P157">MASTER – the management node or service node that this node is booting from</text:p>
        </text:list-item>
        <text:list-item>
          <text:p text:style-name="P157">NODE – the hostname of this node</text:p>
        </text:list-item>
        <text:list-item>
          <text:p text:style-name="P157">OSVER, ARCH, PROFILE – this node's attributes from the nodetype table</text:p>
        </text:list-item>
        <text:list-item>
          <text:p text:style-name="P157">NODESETSTATE – the argument given to nodeset for this node</text:p>
        </text:list-item>
        <text:list-item>
          <text:p text:style-name="P157">NTYPE - “service” or “compute”</text:p>
        </text:list-item>
        <text:list-item>
          <text:p text:style-name="P157">all the site table attributes</text:p>
        </text:list-item>
      </text:list>
      <text:p text:style-name="Text_20_body"/>
      <text:p text:style-name="Text_20_body"><text:soft-page-break/>Note that some compute node profiles exclude perl to keep the image as small as possible. <text:s/>If this is your case, your postscripts should obviously be written in another shell language, e.g. ba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Advanced Cookbook for Linux</dc:title>
    <meta:initial-creator>IBM_USER</meta:initial-creator>
    <meta:creation-date>2008-03-11T09:00:00</meta:creation-date>
    <dc:date>2009-03-19T14:10:17</dc:date>
    <meta:printed-by>Egan Ford</meta:printed-by>
    <meta:print-date>2008-05-08T10:26:10</meta:print-date>
    <meta:editing-cycles>350</meta:editing-cycles>
    <meta:editing-duration>P9DT6H1M27S</meta:editing-duration>
    <meta:user-defined meta:name="Info 1"/>
    <meta:user-defined meta:name="Info 2"/>
    <meta:user-defined meta:name="Info 3"/>
    <meta:user-defined meta:name="Info 4"/>
    <meta:document-statistic meta:table-count="0" meta:image-count="0" meta:object-count="0" meta:page-count="41" meta:paragraph-count="1117" meta:word-count="10472" meta:character-count="64127"/>
  </office:meta>
</office:document-meta>
</file>